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3" style:family="table">
      <style:table-properties style:width="16.893cm" fo:margin-left="0.116cm" fo:margin-top="0cm" fo:margin-bottom="0.199cm" table:align="left"/>
    </style:style>
    <style:style style:name="表3.A" style:family="table-column">
      <style:table-column-properties style:column-width="8.391cm"/>
    </style:style>
    <style:style style:name="表3.B" style:family="table-column">
      <style:table-column-properties style:column-width="8.502cm"/>
    </style:style>
    <style:style style:name="表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0.05pt solid #000000" fo:border-top="none" fo:border-bottom="0.05pt solid #000000"/>
    </style:style>
    <style:style style:name="表3.A5" style:family="table-cell">
      <style:table-cell-properties fo:padding="0.097cm" fo:border-left="0.05pt solid #000000" fo:border-right="none" fo:border-top="none" fo:border-bottom="0.05pt solid #000000"/>
    </style:style>
    <style:style style:name="表3.B5" style:family="table-cell">
      <style:table-cell-properties fo:padding="0.097cm" fo:border-left="0.05pt solid #000000" fo:border-right="0.05pt solid #000000" fo:border-top="none" fo:border-bottom="0.05pt solid #000000"/>
    </style:style>
    <style:style style:name="表5" style:family="table">
      <style:table-properties style:width="16.893cm" fo:margin-left="0.116cm" fo:margin-top="0cm" fo:margin-bottom="0.199cm" table:align="left"/>
    </style:style>
    <style:style style:name="表5.A" style:family="table-column">
      <style:table-column-properties style:column-width="8.391cm"/>
    </style:style>
    <style:style style:name="表5.B" style:family="table-column">
      <style:table-column-properties style:column-width="8.502cm"/>
    </style:style>
    <style:style style:name="表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0.05pt solid #000000" fo:border-top="none" fo:border-bottom="0.05pt solid #000000"/>
    </style:style>
    <style:style style:name="表4" style:family="table">
      <style:table-properties style:width="16.893cm" fo:margin-left="0.116cm" fo:margin-top="0cm" fo:margin-bottom="0.199cm" table:align="left"/>
    </style:style>
    <style:style style:name="表4.A" style:family="table-column">
      <style:table-column-properties style:column-width="8.391cm"/>
    </style:style>
    <style:style style:name="表4.B" style:family="table-column">
      <style:table-column-properties style:column-width="8.502cm"/>
    </style:style>
    <style:style style:name="表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0.05pt solid #000000" fo:border-top="none" fo:border-bottom="0.05pt solid #000000"/>
    </style:style>
    <style:style style:name="表6" style:family="table">
      <style:table-properties style:width="16.893cm" fo:margin-left="0.116cm" fo:margin-top="0cm" fo:margin-bottom="0.199cm" table:align="left"/>
    </style:style>
    <style:style style:name="表6.A" style:family="table-column">
      <style:table-column-properties style:column-width="8.391cm"/>
    </style:style>
    <style:style style:name="表6.B" style:family="table-column">
      <style:table-column-properties style:column-width="8.502cm"/>
    </style:style>
    <style:style style:name="表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6.B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7" style:family="table">
      <style:table-properties style:width="16.893cm" fo:margin-left="0.116cm" fo:margin-top="0cm" fo:margin-bottom="0.199cm" table:align="left"/>
    </style:style>
    <style:style style:name="表7.A" style:family="table-column">
      <style:table-column-properties style:column-width="8.391cm"/>
    </style:style>
    <style:style style:name="表7.B" style:family="table-column">
      <style:table-column-properties style:column-width="8.502cm"/>
    </style:style>
    <style:style style:name="表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6.893cm" fo:margin-left="0.116cm" fo:margin-top="0cm" fo:margin-bottom="0.199cm" table:align="left"/>
    </style:style>
    <style:style style:name="表8.A" style:family="table-column">
      <style:table-column-properties style:column-width="8.391cm"/>
    </style:style>
    <style:style style:name="表8.B" style:family="table-column">
      <style:table-column-properties style:column-width="8.502cm"/>
    </style:style>
    <style:style style:name="表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padding="0.097cm" fo:border-left="0.05pt solid #000000" fo:border-right="none" fo:border-top="none" fo:border-bottom="0.05pt solid #000000"/>
    </style:style>
    <style:style style:name="表8.B2" style:family="table-cell">
      <style:table-cell-properties fo:padding="0.097cm" fo:border-left="0.05pt solid #000000" fo:border-right="0.05pt solid #000000" fo:border-top="none" fo:border-bottom="0.05pt solid #000000"/>
    </style:style>
    <style:style style:name="表8.A3" style:family="table-cell">
      <style:table-cell-properties fo:padding="0.097cm" fo:border-left="0.05pt solid #000000" fo:border-right="none"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10" style:family="table">
      <style:table-properties style:width="16.893cm" fo:margin-left="0.116cm" fo:margin-top="0cm" fo:margin-bottom="0.199cm" table:align="left"/>
    </style:style>
    <style:style style:name="表10.A" style:family="table-column">
      <style:table-column-properties style:column-width="8.391cm"/>
    </style:style>
    <style:style style:name="表10.B" style:family="table-column">
      <style:table-column-properties style:column-width="8.502cm"/>
    </style:style>
    <style:style style:name="表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0.B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B2" style:family="table-cell">
      <style:table-cell-properties fo:padding="0.097cm" fo:border-left="0.05pt solid #000000" fo:border-right="0.05pt solid #000000" fo:border-top="none" fo:border-bottom="0.05pt solid #000000"/>
    </style:style>
    <style:style style:name="表10.A3" style:family="table-cell">
      <style:table-cell-properties fo:padding="0.097cm" fo:border-left="0.05pt solid #000000" fo:border-right="none" fo:border-top="none" fo:border-bottom="0.05pt solid #000000"/>
    </style:style>
    <style:style style:name="表10.B3" style:family="table-cell">
      <style:table-cell-properties fo:padding="0.097cm" fo:border-left="0.05pt solid #000000" fo:border-right="0.05pt solid #000000" fo:border-top="none" fo:border-bottom="0.05pt solid #000000"/>
    </style:style>
    <style:style style:name="表11" style:family="table">
      <style:table-properties style:width="16.893cm" fo:margin-left="0.116cm" fo:margin-top="0cm" fo:margin-bottom="0.199cm" table:align="left"/>
    </style:style>
    <style:style style:name="表11.A" style:family="table-column">
      <style:table-column-properties style:column-width="8.391cm"/>
    </style:style>
    <style:style style:name="表11.B" style:family="table-column">
      <style:table-column-properties style:column-width="8.502cm"/>
    </style:style>
    <style:style style:name="表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1.A3" style:family="table-cell">
      <style:table-cell-properties fo:padding="0.097cm" fo:border-left="0.05pt solid #000000" fo:border-right="none"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2" style:family="table">
      <style:table-properties style:width="16.893cm" fo:margin-left="0.116cm" fo:margin-top="0cm" fo:margin-bottom="0.199cm" table:align="left"/>
    </style:style>
    <style:style style:name="表12.A" style:family="table-column">
      <style:table-column-properties style:column-width="8.391cm"/>
    </style:style>
    <style:style style:name="表12.B" style:family="table-column">
      <style:table-column-properties style:column-width="8.502cm"/>
    </style:style>
    <style:style style:name="表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2.B1" style:family="table-cell">
      <style:table-cell-properties fo:padding="0.097cm" fo:border="0.05pt solid #000000"/>
    </style:style>
    <style:style style:name="表12.A2" style:family="table-cell">
      <style:table-cell-properties fo:padding="0.097cm" fo:border-left="0.05pt solid #000000" fo:border-right="none" fo:border-top="none" fo:border-bottom="0.05pt solid #000000"/>
    </style:style>
    <style:style style:name="表12.B2" style:family="table-cell">
      <style:table-cell-properties fo:padding="0.097cm" fo:border-left="0.05pt solid #000000" fo:border-right="0.05pt solid #000000" fo:border-top="none" fo:border-bottom="0.05pt solid #000000"/>
    </style:style>
    <style:style style:name="表13" style:family="table">
      <style:table-properties style:width="16.893cm" fo:margin-left="0.116cm" fo:margin-top="0cm" fo:margin-bottom="0.199cm" table:align="left"/>
    </style:style>
    <style:style style:name="表13.A" style:family="table-column">
      <style:table-column-properties style:column-width="8.391cm"/>
    </style:style>
    <style:style style:name="表13.B" style:family="table-column">
      <style:table-column-properties style:column-width="8.502cm"/>
    </style:style>
    <style:style style:name="表1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3.A3" style:family="table-cell">
      <style:table-cell-properties fo:padding="0.097cm" fo:border-left="0.05pt solid #000000" fo:border-right="none" fo:border-top="none" fo:border-bottom="0.05pt solid #000000"/>
    </style:style>
    <style:style style:name="表13.B3" style:family="table-cell">
      <style:table-cell-properties fo:padding="0.097cm" fo:border-left="0.05pt solid #000000" fo:border-right="0.05pt solid #000000" fo:border-top="none" fo:border-bottom="0.05pt solid #000000"/>
    </style:style>
    <style:style style:name="表13.A4" style:family="table-cell">
      <style:table-cell-properties fo:padding="0.097cm" fo:border-left="0.05pt solid #000000" fo:border-right="none" fo:border-top="none" fo:border-bottom="0.05pt solid #000000"/>
    </style:style>
    <style:style style:name="表13.B4" style:family="table-cell">
      <style:table-cell-properties fo:padding="0.097cm" fo:border-left="0.05pt solid #000000" fo:border-right="0.05pt solid #000000" fo:border-top="none" fo:border-bottom="0.05pt solid #000000"/>
    </style:style>
    <style:style style:name="表13.A5" style:family="table-cell">
      <style:table-cell-properties fo:padding="0.097cm" fo:border-left="0.05pt solid #000000" fo:border-right="none" fo:border-top="none" fo:border-bottom="0.05pt solid #000000"/>
    </style:style>
    <style:style style:name="表13.B5" style:family="table-cell">
      <style:table-cell-properties fo:padding="0.097cm" fo:border-left="0.05pt solid #000000" fo:border-right="0.05pt solid #000000" fo:border-top="none" fo:border-bottom="0.05pt solid #000000"/>
    </style:style>
    <style:style style:name="表14" style:family="table">
      <style:table-properties style:width="16.893cm" fo:margin-left="0.116cm" fo:margin-top="0cm" fo:margin-bottom="0.199cm" table:align="left"/>
    </style:style>
    <style:style style:name="表14.A" style:family="table-column">
      <style:table-column-properties style:column-width="8.391cm"/>
    </style:style>
    <style:style style:name="表14.B" style:family="table-column">
      <style:table-column-properties style:column-width="8.502cm"/>
    </style:style>
    <style:style style:name="表1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4.B1" style:family="table-cell">
      <style:table-cell-properties fo:padding="0.097cm" fo:border="0.05pt solid #000000"/>
    </style:style>
    <style:style style:name="表14.A2" style:family="table-cell">
      <style:table-cell-properties fo:padding="0.097cm" fo:border-left="0.05pt solid #000000" fo:border-right="none" fo:border-top="none" fo:border-bottom="0.05pt solid #000000"/>
    </style:style>
    <style:style style:name="表14.B2" style:family="table-cell">
      <style:table-cell-properties fo:padding="0.097cm" fo:border-left="0.05pt solid #000000" fo:border-right="0.05pt solid #000000" fo:border-top="none" fo:border-bottom="0.05pt solid #000000"/>
    </style:style>
    <style:style style:name="表15" style:family="table">
      <style:table-properties style:width="16.893cm" fo:margin-left="0.116cm" fo:margin-top="0cm" fo:margin-bottom="0.199cm" table:align="left"/>
    </style:style>
    <style:style style:name="表15.A" style:family="table-column">
      <style:table-column-properties style:column-width="8.391cm"/>
    </style:style>
    <style:style style:name="表15.B" style:family="table-column">
      <style:table-column-properties style:column-width="8.502cm"/>
    </style:style>
    <style:style style:name="表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5.B1" style:family="table-cell">
      <style:table-cell-properties fo:padding="0.097cm" fo:border="0.05pt solid #000000"/>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0.05pt solid #000000" fo:border-top="none" fo:border-bottom="0.05pt solid #000000"/>
    </style:style>
    <style:style style:name="表16" style:family="table">
      <style:table-properties style:width="16.893cm" fo:margin-left="0.116cm" fo:margin-top="0cm" fo:margin-bottom="0.199cm" table:align="left"/>
    </style:style>
    <style:style style:name="表16.A" style:family="table-column">
      <style:table-column-properties style:column-width="8.391cm"/>
    </style:style>
    <style:style style:name="表16.B" style:family="table-column">
      <style:table-column-properties style:column-width="8.502cm"/>
    </style:style>
    <style:style style:name="表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6.B1" style:family="table-cell">
      <style:table-cell-properties fo:padding="0.097cm" fo:border="0.05pt solid #000000"/>
    </style:style>
    <style:style style:name="表16.A2" style:family="table-cell">
      <style:table-cell-properties fo:padding="0.097cm" fo:border-left="0.05pt solid #000000" fo:border-right="none" fo:border-top="none" fo:border-bottom="0.05pt solid #000000"/>
    </style:style>
    <style:style style:name="表16.B2" style:family="table-cell">
      <style:table-cell-properties fo:padding="0.097cm" fo:border-left="0.05pt solid #000000" fo:border-right="0.05pt solid #000000" fo:border-top="none" fo:border-bottom="0.05pt solid #000000"/>
    </style:style>
    <style:style style:name="表17" style:family="table">
      <style:table-properties style:width="16.893cm" fo:margin-left="0.116cm" fo:margin-top="0cm" fo:margin-bottom="0.199cm" table:align="left"/>
    </style:style>
    <style:style style:name="表17.A" style:family="table-column">
      <style:table-column-properties style:column-width="8.391cm"/>
    </style:style>
    <style:style style:name="表17.B" style:family="table-column">
      <style:table-column-properties style:column-width="8.502cm"/>
    </style:style>
    <style:style style:name="表1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7.B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B2" style:family="table-cell">
      <style:table-cell-properties fo:padding="0.097cm" fo:border-left="0.05pt solid #000000" fo:border-right="0.05pt solid #000000" fo:border-top="none" fo:border-bottom="0.05pt solid #000000"/>
    </style:style>
    <style:style style:name="表18" style:family="table">
      <style:table-properties style:width="16.893cm" fo:margin-left="0.116cm" fo:margin-top="0cm" fo:margin-bottom="0.199cm" table:align="left"/>
    </style:style>
    <style:style style:name="表18.A" style:family="table-column">
      <style:table-column-properties style:column-width="8.391cm"/>
    </style:style>
    <style:style style:name="表18.B" style:family="table-column">
      <style:table-column-properties style:column-width="8.502cm"/>
    </style:style>
    <style:style style:name="表1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8.B1" style:family="table-cell">
      <style:table-cell-properties fo:padding="0.097cm" fo:border="0.05pt solid #000000"/>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9" style:family="table">
      <style:table-properties style:width="16.893cm" fo:margin-left="0.116cm" fo:margin-top="0cm" fo:margin-bottom="0.199cm" table:align="left"/>
    </style:style>
    <style:style style:name="表19.A" style:family="table-column">
      <style:table-column-properties style:column-width="8.391cm"/>
    </style:style>
    <style:style style:name="表19.B" style:family="table-column">
      <style:table-column-properties style:column-width="8.502cm"/>
    </style:style>
    <style:style style:name="表1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9.B1" style:family="table-cell">
      <style:table-cell-properties fo:padding="0.097cm" fo:border="0.05pt solid #000000"/>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6.893cm" fo:margin-left="0.116cm" fo:margin-top="0cm" fo:margin-bottom="0.199cm" table:align="left"/>
    </style:style>
    <style:style style:name="表20.A" style:family="table-column">
      <style:table-column-properties style:column-width="8.391cm"/>
    </style:style>
    <style:style style:name="表20.B" style:family="table-column">
      <style:table-column-properties style:column-width="8.502cm"/>
    </style:style>
    <style:style style:name="表2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0.B1" style:family="table-cell">
      <style:table-cell-properties fo:padding="0.097cm" fo:border="0.05pt solid #000000"/>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background-color="transparent"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1.7" style:family="table-row">
      <style:table-row-properties style:min-row-height="0.63cm"/>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0.05pt solid #000000" fo:border-top="none" fo:border-bottom="0.05pt solid #000000"/>
    </style:style>
    <style:style style:name="表1.A15" style:family="table-cell">
      <style:table-cell-properties fo:padding="0.097cm" fo:border-left="0.05pt solid #000000" fo:border-right="none" fo:border-top="none" fo:border-bottom="0.05pt solid #000000"/>
    </style:style>
    <style:style style:name="表1.B15" style:family="table-cell">
      <style:table-cell-properties fo:padding="0.097cm" fo:border-left="0.05pt solid #000000" fo:border-right="0.05pt solid #000000" fo:border-top="none" fo:border-bottom="0.05pt solid #000000"/>
    </style:style>
    <style:style style:name="表1.A16" style:family="table-cell">
      <style:table-cell-properties fo:padding="0.097cm" fo:border-left="0.05pt solid #000000" fo:border-right="none" fo:border-top="none" fo:border-bottom="0.05pt solid #000000"/>
    </style:style>
    <style:style style:name="表1.B16" style:family="table-cell">
      <style:table-cell-properties fo:padding="0.097cm" fo:border-left="0.05pt solid #000000" fo:border-right="0.05pt solid #000000" fo:border-top="none" fo:border-bottom="0.05pt solid #000000"/>
    </style:style>
    <style:style style:name="表1.A17" style:family="table-cell">
      <style:table-cell-properties fo:padding="0.097cm" fo:border-left="0.05pt solid #000000" fo:border-right="none" fo:border-top="none" fo:border-bottom="0.05pt solid #000000"/>
    </style:style>
    <style:style style:name="表1.B17"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9" style:family="table">
      <style:table-properties style:width="17cm" table:align="margins"/>
    </style:style>
    <style:style style:name="表9.A" style:family="table-column">
      <style:table-column-properties style:column-width="8.5cm" style:rel-column-width="32767*"/>
    </style:style>
    <style:style style:name="表9.B" style:family="table-column">
      <style:table-column-properties style:column-width="8.5cm" style:rel-column-width="32768*"/>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21" style:family="table">
      <style:table-properties style:width="16.893cm" fo:margin-left="0.116cm" fo:margin-top="0cm" fo:margin-bottom="0.199cm" table:align="left"/>
    </style:style>
    <style:style style:name="表21.A" style:family="table-column">
      <style:table-column-properties style:column-width="8.391cm"/>
    </style:style>
    <style:style style:name="表21.B" style:family="table-column">
      <style:table-column-properties style:column-width="8.502cm"/>
    </style:style>
    <style:style style:name="表2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1.B1" style:family="table-cell">
      <style:table-cell-properties fo:padding="0.097cm" fo:border="0.05pt solid #000000"/>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0.05pt solid #000000" fo:border-top="none" fo:border-bottom="0.05pt solid #000000"/>
    </style:style>
    <style:style style:name="表22" style:family="table">
      <style:table-properties style:width="16.893cm" fo:margin-left="0.116cm" fo:margin-top="0cm" fo:margin-bottom="0.199cm" table:align="left"/>
    </style:style>
    <style:style style:name="表22.A" style:family="table-column">
      <style:table-column-properties style:column-width="8.391cm"/>
    </style:style>
    <style:style style:name="表22.B" style:family="table-column">
      <style:table-column-properties style:column-width="8.502cm"/>
    </style:style>
    <style:style style:name="表2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2.B1" style:family="table-cell">
      <style:table-cell-properties fo:padding="0.097cm" fo:border="0.05pt solid #000000"/>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0.05pt solid #000000" fo:border-top="none" fo:border-bottom="0.05pt solid #000000"/>
    </style:style>
    <style:style style:name="表22.A3" style:family="table-cell">
      <style:table-cell-properties fo:padding="0.097cm" fo:border-left="0.05pt solid #000000" fo:border-right="none" fo:border-top="none" fo:border-bottom="0.05pt solid #000000"/>
    </style:style>
    <style:style style:name="表22.B3" style:family="table-cell">
      <style:table-cell-properties fo:padding="0.097cm" fo:border-left="0.05pt solid #000000" fo:border-right="0.05pt solid #000000" fo:border-top="none" fo:border-bottom="0.05pt solid #000000"/>
    </style:style>
    <style:style style:name="表23" style:family="table">
      <style:table-properties style:width="16.893cm" fo:margin-left="0.116cm" fo:margin-top="0cm" fo:margin-bottom="0.199cm" table:align="left"/>
    </style:style>
    <style:style style:name="表23.A" style:family="table-column">
      <style:table-column-properties style:column-width="8.391cm"/>
    </style:style>
    <style:style style:name="表23.B" style:family="table-column">
      <style:table-column-properties style:column-width="8.502cm"/>
    </style:style>
    <style:style style:name="表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3.B1" style:family="table-cell">
      <style:table-cell-properties fo:padding="0.097cm" fo:border="0.05pt solid #000000"/>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Text_20_body">
      <style:text-properties officeooo:rsid="068bba00" officeooo:paragraph-rsid="069a4c26" style:language-asian="ja" style:country-asian="JP"/>
    </style:style>
    <style:style style:name="P3" style:family="paragraph" style:parent-style-name="Text_20_body">
      <style:text-properties officeooo:rsid="065027ce" officeooo:paragraph-rsid="06576715" style:language-asian="ja" style:country-asian="JP"/>
    </style:style>
    <style:style style:name="P4" style:family="paragraph" style:parent-style-name="Text_20_body">
      <style:text-properties officeooo:rsid="064d74c0" officeooo:paragraph-rsid="0777569e" style:language-asian="ja" style:country-asian="JP"/>
    </style:style>
    <style:style style:name="P5" style:family="paragraph" style:parent-style-name="Text_20_body">
      <style:text-properties officeooo:paragraph-rsid="07379ddb"/>
    </style:style>
    <style:style style:name="P6" style:family="paragraph" style:parent-style-name="Text_20_body">
      <style:text-properties officeooo:rsid="07519988" officeooo:paragraph-rsid="0780f515"/>
    </style:style>
    <style:style style:name="P7" style:family="paragraph" style:parent-style-name="Text_20_body">
      <style:text-properties officeooo:paragraph-rsid="076fbfb7"/>
    </style:style>
    <style:style style:name="P8" style:family="paragraph" style:parent-style-name="Text_20_body">
      <style:text-properties officeooo:rsid="07832474" officeooo:paragraph-rsid="07832474"/>
    </style:style>
    <style:style style:name="P9" style:family="paragraph" style:parent-style-name="Text_20_body">
      <style:text-properties officeooo:rsid="07832474" officeooo:paragraph-rsid="07bfa31e"/>
    </style:style>
    <style:style style:name="P10" style:family="paragraph" style:parent-style-name="Text_20_body">
      <style:text-properties officeooo:rsid="07b646ff" officeooo:paragraph-rsid="07b646ff"/>
    </style:style>
    <style:style style:name="P11" style:family="paragraph" style:parent-style-name="Text_20_body">
      <style:text-properties officeooo:rsid="07c3f522" officeooo:paragraph-rsid="07c3f522"/>
    </style:style>
    <style:style style:name="P12" style:family="paragraph" style:parent-style-name="Text_20_body">
      <style:text-properties officeooo:rsid="07cb4c07" officeooo:paragraph-rsid="07cb4c07"/>
    </style:style>
    <style:style style:name="P13" style:family="paragraph" style:parent-style-name="Text_20_body">
      <style:text-properties officeooo:rsid="07dcbae5" officeooo:paragraph-rsid="07dcbae5"/>
    </style:style>
    <style:style style:name="P14" style:family="paragraph" style:parent-style-name="Text_20_body">
      <style:text-properties officeooo:rsid="07ee38e5" officeooo:paragraph-rsid="07ee38e5"/>
    </style:style>
    <style:style style:name="P15" style:family="paragraph" style:parent-style-name="Text_20_body">
      <style:text-properties officeooo:rsid="07fba211" officeooo:paragraph-rsid="07fba211"/>
    </style:style>
    <style:style style:name="P16" style:family="paragraph" style:parent-style-name="Text_20_body">
      <style:text-properties officeooo:rsid="07e466dc" officeooo:paragraph-rsid="07e466dc"/>
    </style:style>
    <style:style style:name="P17" style:family="paragraph" style:parent-style-name="記述例">
      <style:text-properties officeooo:rsid="06ad5309" style:language-asian="ja" style:country-asian="JP"/>
    </style:style>
    <style:style style:name="P18" style:family="paragraph" style:parent-style-name="記述例">
      <style:text-properties officeooo:rsid="06ad5309" officeooo:paragraph-rsid="070a25ff" style:language-asian="ja" style:country-asian="JP"/>
    </style:style>
    <style:style style:name="P19" style:family="paragraph" style:parent-style-name="記述例">
      <style:text-properties officeooo:rsid="068d1837" officeooo:paragraph-rsid="06abe2ec"/>
    </style:style>
    <style:style style:name="P20" style:family="paragraph" style:parent-style-name="記述例">
      <style:text-properties officeooo:paragraph-rsid="07b65338"/>
    </style:style>
    <style:style style:name="P21" style:family="paragraph" style:parent-style-name="記述例">
      <style:text-properties officeooo:paragraph-rsid="07bfa31e"/>
    </style:style>
    <style:style style:name="P22" style:family="paragraph" style:parent-style-name="記述例">
      <style:text-properties officeooo:paragraph-rsid="07cbafc4"/>
    </style:style>
    <style:style style:name="P23" style:family="paragraph" style:parent-style-name="記述例">
      <style:text-properties officeooo:paragraph-rsid="07e009d0"/>
    </style:style>
    <style:style style:name="P24" style:family="paragraph" style:parent-style-name="記述例">
      <style:text-properties officeooo:paragraph-rsid="07eaff31"/>
    </style:style>
    <style:style style:name="P25" style:family="paragraph" style:parent-style-name="記述例">
      <style:text-properties officeooo:paragraph-rsid="07fc64be"/>
    </style:style>
    <style:style style:name="P26" style:family="paragraph" style:parent-style-name="記述例">
      <style:text-properties officeooo:paragraph-rsid="080d2a61"/>
    </style:style>
    <style:style style:name="P27" style:family="paragraph" style:parent-style-name="Table_20_Contents">
      <style:text-properties style:language-asian="ja" style:country-asian="JP"/>
    </style:style>
    <style:style style:name="P28" style:family="paragraph" style:parent-style-name="Table_20_Contents">
      <style:text-properties officeooo:paragraph-rsid="066ee042" style:language-asian="ja" style:country-asian="JP"/>
    </style:style>
    <style:style style:name="P29" style:family="paragraph" style:parent-style-name="Table_20_Contents">
      <style:text-properties officeooo:paragraph-rsid="0688c9a1" style:language-asian="ja" style:country-asian="JP"/>
    </style:style>
    <style:style style:name="P30" style:family="paragraph" style:parent-style-name="Table_20_Contents">
      <style:text-properties officeooo:rsid="069bddd9" officeooo:paragraph-rsid="069c347f" style:language-asian="ja" style:country-asian="JP"/>
    </style:style>
    <style:style style:name="P31" style:family="paragraph" style:parent-style-name="Table_20_Contents">
      <style:text-properties officeooo:rsid="069bddd9" officeooo:paragraph-rsid="0710ba21" style:language-asian="ja" style:country-asian="JP"/>
    </style:style>
    <style:style style:name="P32" style:family="paragraph" style:parent-style-name="Table_20_Contents">
      <style:text-properties officeooo:paragraph-rsid="07189663" style:language-asian="ja" style:country-asian="JP"/>
    </style:style>
    <style:style style:name="P33" style:family="paragraph" style:parent-style-name="Table_20_Contents">
      <style:text-properties officeooo:paragraph-rsid="0721827a" style:language-asian="ja" style:country-asian="JP"/>
    </style:style>
    <style:style style:name="P34" style:family="paragraph" style:parent-style-name="Table_20_Contents">
      <style:text-properties officeooo:rsid="07840ffc" officeooo:paragraph-rsid="07857522" style:language-asian="ja" style:country-asian="JP"/>
    </style:style>
    <style:style style:name="P35" style:family="paragraph" style:parent-style-name="Table_20_Contents">
      <style:text-properties officeooo:rsid="07840ffc" officeooo:paragraph-rsid="07976aaf" style:language-asian="ja" style:country-asian="JP"/>
    </style:style>
    <style:style style:name="P36" style:family="paragraph" style:parent-style-name="Table_20_Contents">
      <style:text-properties officeooo:paragraph-rsid="078b521c" style:language-asian="ja" style:country-asian="JP"/>
    </style:style>
    <style:style style:name="P37" style:family="paragraph" style:parent-style-name="Table_20_Contents">
      <style:text-properties officeooo:paragraph-rsid="07a12e6d" style:language-asian="ja" style:country-asian="JP"/>
    </style:style>
    <style:style style:name="P38" style:family="paragraph" style:parent-style-name="Table_20_Contents">
      <style:text-properties officeooo:rsid="07a51ca6" officeooo:paragraph-rsid="07a51ca6" style:language-asian="ja" style:country-asian="JP"/>
    </style:style>
    <style:style style:name="P39" style:family="paragraph" style:parent-style-name="Table_20_Contents">
      <style:text-properties officeooo:rsid="07a51ca6" officeooo:paragraph-rsid="07b65338" style:language-asian="ja" style:country-asian="JP"/>
    </style:style>
    <style:style style:name="P40" style:family="paragraph" style:parent-style-name="Table_20_Contents">
      <style:text-properties officeooo:rsid="07a51ca6" officeooo:paragraph-rsid="07bfa31e" style:language-asian="ja" style:country-asian="JP"/>
    </style:style>
    <style:style style:name="P41" style:family="paragraph" style:parent-style-name="Table_20_Contents">
      <style:text-properties officeooo:rsid="07a51ca6" officeooo:paragraph-rsid="07cbafc4" style:language-asian="ja" style:country-asian="JP"/>
    </style:style>
    <style:style style:name="P42" style:family="paragraph" style:parent-style-name="Table_20_Contents">
      <style:text-properties officeooo:rsid="07a51ca6" officeooo:paragraph-rsid="07e009d0" style:language-asian="ja" style:country-asian="JP"/>
    </style:style>
    <style:style style:name="P43" style:family="paragraph" style:parent-style-name="Table_20_Contents">
      <style:text-properties officeooo:rsid="07a51ca6" officeooo:paragraph-rsid="07eaff31" style:language-asian="ja" style:country-asian="JP"/>
    </style:style>
    <style:style style:name="P44" style:family="paragraph" style:parent-style-name="Table_20_Contents">
      <style:text-properties officeooo:rsid="07a51ca6" officeooo:paragraph-rsid="07fc64be" style:language-asian="ja" style:country-asian="JP"/>
    </style:style>
    <style:style style:name="P45" style:family="paragraph" style:parent-style-name="Table_20_Contents">
      <style:text-properties officeooo:rsid="07a51ca6" officeooo:paragraph-rsid="080d2a61" style:language-asian="ja" style:country-asian="JP"/>
    </style:style>
    <style:style style:name="P46" style:family="paragraph" style:parent-style-name="Table_20_Contents">
      <style:text-properties officeooo:rsid="07abeb59" officeooo:paragraph-rsid="07ade669" style:language-asian="ja" style:country-asian="JP"/>
    </style:style>
    <style:style style:name="P47" style:family="paragraph" style:parent-style-name="Table_20_Contents">
      <style:text-properties officeooo:rsid="07abeb59" officeooo:paragraph-rsid="07b65338" style:language-asian="ja" style:country-asian="JP"/>
    </style:style>
    <style:style style:name="P48" style:family="paragraph" style:parent-style-name="Table_20_Contents">
      <style:text-properties officeooo:rsid="07abeb59" officeooo:paragraph-rsid="07bfa31e" style:language-asian="ja" style:country-asian="JP"/>
    </style:style>
    <style:style style:name="P49" style:family="paragraph" style:parent-style-name="Table_20_Contents">
      <style:text-properties officeooo:rsid="07abeb59" officeooo:paragraph-rsid="07c54c86" style:language-asian="ja" style:country-asian="JP"/>
    </style:style>
    <style:style style:name="P50" style:family="paragraph" style:parent-style-name="Table_20_Contents">
      <style:text-properties officeooo:rsid="07abeb59" officeooo:paragraph-rsid="07cbafc4" style:language-asian="ja" style:country-asian="JP"/>
    </style:style>
    <style:style style:name="P51" style:family="paragraph" style:parent-style-name="Table_20_Contents">
      <style:text-properties officeooo:rsid="07abeb59" officeooo:paragraph-rsid="07eaff31" style:language-asian="ja" style:country-asian="JP"/>
    </style:style>
    <style:style style:name="P52" style:family="paragraph" style:parent-style-name="Table_20_Contents">
      <style:text-properties officeooo:rsid="07abeb59" officeooo:paragraph-rsid="07fc64be" style:language-asian="ja" style:country-asian="JP"/>
    </style:style>
    <style:style style:name="P53" style:family="paragraph" style:parent-style-name="Table_20_Contents">
      <style:text-properties officeooo:paragraph-rsid="07bfa31e" style:language-asian="ja" style:country-asian="JP"/>
    </style:style>
    <style:style style:name="P54" style:family="paragraph" style:parent-style-name="Table_20_Contents">
      <style:text-properties officeooo:rsid="07c66e14" officeooo:paragraph-rsid="07c66e14" style:language-asian="ja" style:country-asian="JP"/>
    </style:style>
    <style:style style:name="P55" style:family="paragraph" style:parent-style-name="Table_20_Contents">
      <style:text-properties officeooo:rsid="07d29d98" officeooo:paragraph-rsid="07d29d98" style:language-asian="ja" style:country-asian="JP"/>
    </style:style>
    <style:style style:name="P56" style:family="paragraph" style:parent-style-name="Table_20_Contents">
      <style:text-properties officeooo:paragraph-rsid="07cbafc4" style:language-asian="ja" style:country-asian="JP"/>
    </style:style>
    <style:style style:name="P57" style:family="paragraph" style:parent-style-name="Table_20_Contents">
      <style:text-properties officeooo:rsid="07d8e48c" officeooo:paragraph-rsid="07d8e48c" style:language-asian="ja" style:country-asian="JP"/>
    </style:style>
    <style:style style:name="P58" style:family="paragraph" style:parent-style-name="Table_20_Contents">
      <style:text-properties officeooo:rsid="07f2e6fd" officeooo:paragraph-rsid="07f2e6fd" style:language-asian="ja" style:country-asian="JP"/>
    </style:style>
    <style:style style:name="P59" style:family="paragraph" style:parent-style-name="Table_20_Contents">
      <style:text-properties officeooo:rsid="0807b0f5" officeooo:paragraph-rsid="0807b0f5" style:language-asian="ja" style:country-asian="JP"/>
    </style:style>
    <style:style style:name="P60" style:family="paragraph" style:parent-style-name="Table_20_Contents">
      <style:text-properties officeooo:paragraph-rsid="06af073f"/>
    </style:style>
    <style:style style:name="P61" style:family="paragraph" style:parent-style-name="Table_20_Contents">
      <style:text-properties officeooo:rsid="06af073f" officeooo:paragraph-rsid="06af073f"/>
    </style:style>
    <style:style style:name="P62" style:family="paragraph" style:parent-style-name="Table_20_Contents">
      <style:text-properties officeooo:rsid="06af073f" officeooo:paragraph-rsid="07f0ef34"/>
    </style:style>
    <style:style style:name="P63" style:family="paragraph" style:parent-style-name="Table_20_Contents">
      <style:text-properties officeooo:rsid="066362bb" officeooo:paragraph-rsid="066362bb"/>
    </style:style>
    <style:style style:name="P64" style:family="paragraph" style:parent-style-name="Table_20_Contents">
      <style:text-properties officeooo:rsid="066ee042" officeooo:paragraph-rsid="066ee042"/>
    </style:style>
    <style:style style:name="P65" style:family="paragraph" style:parent-style-name="Table_20_Contents">
      <style:text-properties officeooo:rsid="067046c0" officeooo:paragraph-rsid="067046c0"/>
    </style:style>
    <style:style style:name="P66" style:family="paragraph" style:parent-style-name="Table_20_Contents">
      <style:text-properties officeooo:rsid="069def20" officeooo:paragraph-rsid="069def20"/>
    </style:style>
    <style:style style:name="P67" style:family="paragraph" style:parent-style-name="Table_20_Contents">
      <style:text-properties officeooo:rsid="078c84f2" officeooo:paragraph-rsid="0790c8e1"/>
    </style:style>
    <style:style style:name="P68" style:family="paragraph" style:parent-style-name="Table_20_Contents">
      <style:text-properties officeooo:paragraph-rsid="0798d826"/>
    </style:style>
    <style:style style:name="P69" style:family="paragraph" style:parent-style-name="Table_20_Contents">
      <style:text-properties fo:font-style="italic" officeooo:rsid="07a23fb8" officeooo:paragraph-rsid="07a23fb8" style:font-style-asian="italic" style:font-style-complex="italic"/>
    </style:style>
    <style:style style:name="P70" style:family="paragraph" style:parent-style-name="Table_20_Contents">
      <style:text-properties fo:font-style="italic" officeooo:rsid="07a23fb8" officeooo:paragraph-rsid="07b65338" style:font-style-asian="italic" style:font-style-complex="italic"/>
    </style:style>
    <style:style style:name="P71" style:family="paragraph" style:parent-style-name="Table_20_Contents">
      <style:text-properties fo:font-style="italic" officeooo:rsid="07a23fb8" officeooo:paragraph-rsid="07bfa31e" style:font-style-asian="italic" style:font-style-complex="italic"/>
    </style:style>
    <style:style style:name="P72" style:family="paragraph" style:parent-style-name="Table_20_Contents">
      <style:text-properties fo:font-style="italic" officeooo:rsid="07a23fb8" officeooo:paragraph-rsid="07cbafc4" style:font-style-asian="italic" style:font-style-complex="italic"/>
    </style:style>
    <style:style style:name="P73" style:family="paragraph" style:parent-style-name="Table_20_Contents">
      <style:text-properties fo:font-style="italic" officeooo:rsid="07a23fb8" officeooo:paragraph-rsid="07e009d0" style:font-style-asian="italic" style:font-style-complex="italic"/>
    </style:style>
    <style:style style:name="P74" style:family="paragraph" style:parent-style-name="Table_20_Contents">
      <style:text-properties fo:font-style="italic" officeooo:rsid="07a23fb8" officeooo:paragraph-rsid="07eaff31" style:font-style-asian="italic" style:font-style-complex="italic"/>
    </style:style>
    <style:style style:name="P75" style:family="paragraph" style:parent-style-name="Table_20_Contents">
      <style:text-properties fo:font-style="italic" officeooo:rsid="07a23fb8" officeooo:paragraph-rsid="07fc64be" style:font-style-asian="italic" style:font-style-complex="italic"/>
    </style:style>
    <style:style style:name="P76" style:family="paragraph" style:parent-style-name="Table_20_Contents">
      <style:text-properties fo:font-style="italic" officeooo:rsid="07a23fb8" officeooo:paragraph-rsid="080d2a61" style:font-style-asian="italic" style:font-style-complex="italic"/>
    </style:style>
    <style:style style:name="P77" style:family="paragraph" style:parent-style-name="Table_20_Contents">
      <style:text-properties fo:font-style="italic" officeooo:rsid="07a51ca6" officeooo:paragraph-rsid="07a51ca6" style:font-style-asian="italic" style:font-style-complex="italic"/>
    </style:style>
    <style:style style:name="P78" style:family="paragraph" style:parent-style-name="Table_20_Contents">
      <style:text-properties fo:font-style="italic" officeooo:rsid="07a51ca6" officeooo:paragraph-rsid="07bfa31e" style:font-style-asian="italic" style:font-style-complex="italic"/>
    </style:style>
    <style:style style:name="P79" style:family="paragraph" style:parent-style-name="Table_20_Contents">
      <style:text-properties officeooo:rsid="07aaa691" officeooo:paragraph-rsid="07aaa691"/>
    </style:style>
    <style:style style:name="P80" style:family="paragraph" style:parent-style-name="Table_20_Contents">
      <style:text-properties officeooo:rsid="07aaa691" officeooo:paragraph-rsid="07b65338"/>
    </style:style>
    <style:style style:name="P81" style:family="paragraph" style:parent-style-name="Table_20_Contents">
      <style:text-properties officeooo:rsid="07aaa691" officeooo:paragraph-rsid="07bfa31e"/>
    </style:style>
    <style:style style:name="P82" style:family="paragraph" style:parent-style-name="Table_20_Contents">
      <style:text-properties officeooo:rsid="07aaa691" officeooo:paragraph-rsid="07c54c86"/>
    </style:style>
    <style:style style:name="P83" style:family="paragraph" style:parent-style-name="Table_20_Contents">
      <style:text-properties officeooo:rsid="07b010e1" officeooo:paragraph-rsid="07b010e1"/>
    </style:style>
    <style:style style:name="P84" style:family="paragraph" style:parent-style-name="Table_20_Contents">
      <style:text-properties officeooo:rsid="07b010e1" officeooo:paragraph-rsid="07bfa31e"/>
    </style:style>
    <style:style style:name="P85" style:family="paragraph" style:parent-style-name="Table_20_Contents">
      <style:text-properties officeooo:rsid="07b010e1" officeooo:paragraph-rsid="07c54c86"/>
    </style:style>
    <style:style style:name="P86" style:family="paragraph" style:parent-style-name="Table_20_Contents">
      <style:text-properties officeooo:rsid="07cc76a2" officeooo:paragraph-rsid="07cc76a2"/>
    </style:style>
    <style:style style:name="P87" style:family="paragraph" style:parent-style-name="Table_20_Contents">
      <style:text-properties officeooo:rsid="07cf8fd6" officeooo:paragraph-rsid="07cf8fd6"/>
    </style:style>
    <style:style style:name="P88" style:family="paragraph" style:parent-style-name="Table_20_Contents">
      <style:text-properties officeooo:rsid="07cfc3a5" officeooo:paragraph-rsid="07cfc3a5"/>
    </style:style>
    <style:style style:name="P89" style:family="paragraph" style:parent-style-name="Table_20_Contents">
      <style:text-properties officeooo:rsid="07f08cfe" officeooo:paragraph-rsid="07f08cfe"/>
    </style:style>
    <style:style style:name="P90" style:family="paragraph" style:parent-style-name="Table_20_Contents">
      <style:text-properties officeooo:rsid="07fe0fb6" officeooo:paragraph-rsid="07fe0fb6"/>
    </style:style>
    <style:style style:name="P91" style:family="paragraph" style:parent-style-name="Table_20_Contents">
      <style:text-properties officeooo:rsid="07ff9c99" officeooo:paragraph-rsid="07ff9c99"/>
    </style:style>
    <style:style style:name="P92" style:family="paragraph" style:parent-style-name="Table_20_Heading">
      <style:text-properties officeooo:paragraph-rsid="070a25ff"/>
    </style:style>
    <style:style style:name="P93" style:family="paragraph" style:parent-style-name="Table_20_Heading">
      <style:text-properties officeooo:paragraph-rsid="078b521c"/>
    </style:style>
    <style:style style:name="P94" style:family="paragraph" style:parent-style-name="Table_20_Heading">
      <style:text-properties officeooo:paragraph-rsid="07a12e6d"/>
    </style:style>
    <style:style style:name="P95" style:family="paragraph" style:parent-style-name="Table_20_Heading">
      <style:text-properties officeooo:paragraph-rsid="07b65338"/>
    </style:style>
    <style:style style:name="P96" style:family="paragraph" style:parent-style-name="Table_20_Heading">
      <style:text-properties officeooo:paragraph-rsid="07bfa31e"/>
    </style:style>
    <style:style style:name="P97" style:family="paragraph" style:parent-style-name="Table_20_Heading">
      <style:text-properties officeooo:paragraph-rsid="07c54c86"/>
    </style:style>
    <style:style style:name="P98" style:family="paragraph" style:parent-style-name="Table_20_Heading">
      <style:text-properties officeooo:paragraph-rsid="07cbafc4"/>
    </style:style>
    <style:style style:name="P99" style:family="paragraph" style:parent-style-name="Table_20_Heading">
      <style:text-properties officeooo:paragraph-rsid="07e009d0"/>
    </style:style>
    <style:style style:name="P100" style:family="paragraph" style:parent-style-name="Table_20_Heading">
      <style:text-properties officeooo:paragraph-rsid="07eaff31"/>
    </style:style>
    <style:style style:name="P101" style:family="paragraph" style:parent-style-name="Table_20_Heading">
      <style:text-properties officeooo:paragraph-rsid="07fc64be"/>
    </style:style>
    <style:style style:name="P102" style:family="paragraph" style:parent-style-name="Table_20_Heading">
      <style:text-properties officeooo:paragraph-rsid="080d2a61"/>
    </style:style>
    <style:style style:name="P103" style:family="paragraph" style:parent-style-name="Text_20_body">
      <style:paragraph-properties fo:margin-top="0.109cm" fo:margin-bottom="0.215cm" style:contextual-spacing="false" fo:text-align="end" style:justify-single-word="false"/>
      <style:text-properties officeooo:paragraph-rsid="0056de60" style:language-asian="ja" style:country-asian="JP"/>
    </style:style>
    <style:style style:name="P104" style:family="paragraph" style:parent-style-name="Text_20_body">
      <style:paragraph-properties fo:margin-left="0cm" fo:margin-right="0cm" fo:text-align="start" style:justify-single-word="false" fo:text-indent="0cm" style:auto-text-indent="false"/>
      <style:text-properties officeooo:rsid="068d1837" officeooo:paragraph-rsid="07553f69" style:language-asian="ja" style:country-asian="JP"/>
    </style:style>
    <style:style style:name="P105" style:family="paragraph" style:parent-style-name="Title">
      <style:text-properties officeooo:rsid="04384b3d" officeooo:paragraph-rsid="075bfc6d" style:language-asian="ja" style:country-asian="JP"/>
    </style:style>
    <style:style style:name="P106" style:family="paragraph" style:parent-style-name="Text_20_body" style:list-style-name="L1">
      <style:text-properties officeooo:rsid="065027ce" officeooo:paragraph-rsid="06546840" style:language-asian="ja" style:country-asian="JP"/>
    </style:style>
    <style:style style:name="P107" style:family="paragraph" style:parent-style-name="Text_20_body" style:list-style-name="L1">
      <style:text-properties officeooo:rsid="074f5835" officeooo:paragraph-rsid="074f5835" style:language-asian="ja" style:country-asian="JP"/>
    </style:style>
    <style:style style:name="P108" style:family="paragraph" style:parent-style-name="Text_20_body" style:list-style-name="L1">
      <style:text-properties officeooo:rsid="076083db" officeooo:paragraph-rsid="076083db" style:language-asian="ja" style:country-asian="JP"/>
    </style:style>
    <style:style style:name="P109" style:family="paragraph" style:parent-style-name="Text_20_body" style:list-style-name="L1">
      <style:text-properties officeooo:rsid="07615383" officeooo:paragraph-rsid="07615383" style:language-asian="ja" style:country-asian="JP"/>
    </style:style>
    <style:style style:name="P110" style:family="paragraph" style:parent-style-name="Text_20_body" style:list-style-name="L1">
      <style:text-properties officeooo:rsid="07615383" officeooo:paragraph-rsid="07670e2b" style:language-asian="ja" style:country-asian="JP"/>
    </style:style>
    <style:style style:name="P111" style:family="paragraph" style:parent-style-name="Text_20_body" style:list-style-name="L1">
      <style:text-properties officeooo:rsid="0764ac18" officeooo:paragraph-rsid="0764ac18" style:language-asian="ja" style:country-asian="JP"/>
    </style:style>
    <style:style style:name="P112" style:family="paragraph" style:parent-style-name="Text_20_body" style:list-style-name="L1">
      <style:text-properties officeooo:rsid="043eb990" officeooo:paragraph-rsid="06546840" style:language-asian="ja" style:country-asian="JP"/>
    </style:style>
    <style:style style:name="P113" style:family="paragraph" style:parent-style-name="Text_20_body" style:list-style-name="L1">
      <style:text-properties officeooo:rsid="043be129" style:language-asian="ja" style:country-asian="JP"/>
    </style:style>
    <style:style style:name="P114" style:family="paragraph" style:parent-style-name="Text_20_body" style:list-style-name="L1">
      <style:text-properties officeooo:rsid="043be129" officeooo:paragraph-rsid="0749afd0" style:language-asian="ja" style:country-asian="JP"/>
    </style:style>
    <style:style style:name="P115" style:family="paragraph" style:parent-style-name="Text_20_body" style:list-style-name="L1">
      <style:text-properties officeooo:rsid="06546840" officeooo:paragraph-rsid="06546840" style:language-asian="ja" style:country-asian="JP"/>
    </style:style>
    <style:style style:name="P116" style:family="paragraph" style:parent-style-name="Text_20_body" style:list-style-name="L1">
      <style:text-properties officeooo:rsid="0749afd0" officeooo:paragraph-rsid="0749afd0" style:language-asian="ja" style:country-asian="JP"/>
    </style:style>
    <style:style style:name="P117" style:family="paragraph" style:parent-style-name="Text_20_body">
      <style:text-properties officeooo:rsid="0813bb43" officeooo:paragraph-rsid="0813bb43"/>
    </style:style>
    <style:style style:name="P118" style:family="paragraph" style:parent-style-name="Text_20_body">
      <style:paragraph-properties fo:margin-left="0cm" fo:margin-right="0cm" fo:text-indent="0cm" style:auto-text-indent="false"/>
      <style:text-properties officeooo:paragraph-rsid="06a5dae5" style:language-asian="ja" style:country-asian="JP"/>
    </style:style>
    <style:style style:name="P119" style:family="paragraph" style:parent-style-name="Heading_20_1">
      <style:text-properties officeooo:rsid="07519988" officeooo:paragraph-rsid="07519988" style:language-asian="ja" style:country-asian="JP"/>
    </style:style>
    <style:style style:name="P120" style:family="paragraph" style:parent-style-name="Heading_20_1">
      <style:text-properties officeooo:rsid="0707adf9" officeooo:paragraph-rsid="0707adf9" style:language-asian="ja" style:country-asian="JP"/>
    </style:style>
    <style:style style:name="P121" style:family="paragraph" style:parent-style-name="Heading_20_1">
      <style:text-properties officeooo:rsid="068bba00"/>
    </style:style>
    <style:style style:name="P122" style:family="paragraph" style:parent-style-name="Heading_20_1">
      <style:text-properties officeooo:rsid="0656a3cd" officeooo:paragraph-rsid="078b521c"/>
    </style:style>
    <style:style style:name="P123" style:family="paragraph" style:parent-style-name="Heading_20_1">
      <style:paragraph-properties fo:margin-top="0.148cm" fo:margin-bottom="0.215cm" style:contextual-spacing="false"/>
    </style:style>
    <style:style style:name="P124" style:family="paragraph" style:parent-style-name="Heading_20_2">
      <style:text-properties officeooo:rsid="07c8c3c7" officeooo:paragraph-rsid="07c8c3c7"/>
    </style:style>
    <style:style style:name="P125" style:family="paragraph" style:parent-style-name="Heading_20_2">
      <style:text-properties officeooo:rsid="06a736ee" officeooo:paragraph-rsid="06a736ee" style:language-asian="ja" style:country-asian="JP"/>
    </style:style>
    <style:style style:name="P126" style:family="paragraph" style:parent-style-name="Heading_20_2">
      <style:text-properties officeooo:rsid="068d1837" officeooo:paragraph-rsid="068d1837" style:language-asian="ja" style:country-asian="JP"/>
    </style:style>
    <style:style style:name="P127" style:family="paragraph" style:parent-style-name="Heading_20_2">
      <style:text-properties officeooo:rsid="068d1837" officeooo:paragraph-rsid="070a25ff" style:language-asian="ja" style:country-asian="JP"/>
    </style:style>
    <style:style style:name="P128" style:family="paragraph" style:parent-style-name="Heading_20_2">
      <style:text-properties officeooo:rsid="065027ce" officeooo:paragraph-rsid="06a2b6d7" style:language-asian="ja" style:country-asian="JP"/>
    </style:style>
    <style:style style:name="P129" style:family="paragraph" style:parent-style-name="Heading_20_2">
      <style:text-properties officeooo:rsid="065027ce" officeooo:paragraph-rsid="070a25ff" style:language-asian="ja" style:country-asian="JP"/>
    </style:style>
    <style:style style:name="P130" style:family="paragraph" style:parent-style-name="Heading_20_2">
      <style:text-properties officeooo:paragraph-rsid="0842635d" style:language-asian="ja" style:country-asian="JP"/>
    </style:style>
    <style:style style:name="P131" style:family="paragraph" style:parent-style-name="Heading_20_2">
      <style:text-properties officeooo:rsid="065027ce" officeooo:paragraph-rsid="06a5dae5"/>
    </style:style>
    <style:style style:name="P132" style:family="paragraph" style:parent-style-name="Heading_20_2">
      <style:text-properties officeooo:rsid="065027ce" officeooo:paragraph-rsid="06abe2ec"/>
    </style:style>
    <style:style style:name="P133" style:family="paragraph" style:parent-style-name="記述例">
      <style:text-properties officeooo:paragraph-rsid="0814b740"/>
    </style:style>
    <style:style style:name="P134" style:family="paragraph" style:parent-style-name="記述例" style:master-page-name="">
      <style:paragraph-properties style:page-number="auto" fo:keep-with-next="always"/>
      <style:text-properties officeooo:rsid="065950ba" officeooo:paragraph-rsid="06a5dae5"/>
    </style:style>
    <style:style style:name="P135" style:family="paragraph" style:parent-style-name="Heading_20_3">
      <style:text-properties officeooo:rsid="07b40e36" officeooo:paragraph-rsid="07b40e36"/>
    </style:style>
    <style:style style:name="P136" style:family="paragraph" style:parent-style-name="Table_20_Contents" style:list-style-name="L2">
      <style:text-properties officeooo:paragraph-rsid="0798d826"/>
    </style:style>
    <style:style style:name="P137" style:family="paragraph" style:parent-style-name="Table_20_Contents">
      <style:text-properties style:language-asian="ja" style:country-asian="JP"/>
    </style:style>
    <style:style style:name="P138" style:family="paragraph" style:parent-style-name="Table_20_Contents" style:list-style-name="L2">
      <style:text-properties officeooo:rsid="0790c8e1" officeooo:paragraph-rsid="07976aaf" style:language-asian="ja" style:country-asian="JP"/>
    </style:style>
    <style:style style:name="P139" style:family="paragraph" style:parent-style-name="Table_20_Contents" style:list-style-name="L2">
      <style:text-properties officeooo:rsid="0790c8e1" officeooo:paragraph-rsid="0798d826" style:language-asian="ja" style:country-asian="JP"/>
    </style:style>
    <style:style style:name="P140" style:family="paragraph" style:parent-style-name="Table_20_Contents" style:list-style-name="L3">
      <style:text-properties officeooo:rsid="07f2e6fd" officeooo:paragraph-rsid="07f2e6fd" style:language-asian="ja" style:country-asian="JP"/>
    </style:style>
    <style:style style:name="P141" style:family="paragraph" style:parent-style-name="Table_20_Contents" style:list-style-name="L5">
      <style:text-properties officeooo:rsid="07d8e48c" officeooo:paragraph-rsid="07d8e48c" style:language-asian="ja" style:country-asian="JP"/>
    </style:style>
    <style:style style:name="P142" style:family="paragraph" style:parent-style-name="Table_20_Contents" style:list-style-name="L6">
      <style:text-properties officeooo:rsid="07d84d29" officeooo:paragraph-rsid="07d84d29" style:language-asian="ja" style:country-asian="JP"/>
    </style:style>
    <style:style style:name="P143" style:family="paragraph" style:parent-style-name="Table_20_Contents">
      <style:text-properties officeooo:rsid="081277a2" officeooo:paragraph-rsid="081277a2" style:language-asian="ja" style:country-asian="JP"/>
    </style:style>
    <style:style style:name="P144" style:family="paragraph" style:parent-style-name="Table_20_Contents">
      <style:text-properties officeooo:rsid="081277a2" officeooo:paragraph-rsid="0814b740" style:language-asian="ja" style:country-asian="JP"/>
    </style:style>
    <style:style style:name="P145" style:family="paragraph" style:parent-style-name="Table_20_Contents">
      <style:text-properties officeooo:rsid="07a51ca6" officeooo:paragraph-rsid="0814b740" style:language-asian="ja" style:country-asian="JP"/>
    </style:style>
    <style:style style:name="P146" style:family="paragraph" style:parent-style-name="Table_20_Contents">
      <style:text-properties officeooo:rsid="07a51ca6" officeooo:paragraph-rsid="081c3867" style:language-asian="ja" style:country-asian="JP"/>
    </style:style>
    <style:style style:name="P147" style:family="paragraph" style:parent-style-name="Table_20_Contents">
      <style:text-properties officeooo:rsid="0818bd1b" officeooo:paragraph-rsid="0818bd1b" style:language-asian="ja" style:country-asian="JP"/>
    </style:style>
    <style:style style:name="P148" style:family="paragraph" style:parent-style-name="Table_20_Contents">
      <style:text-properties officeooo:paragraph-rsid="07189663" style:language-asian="ja" style:country-asian="JP"/>
    </style:style>
    <style:style style:name="P149" style:family="paragraph" style:parent-style-name="Table_20_Contents">
      <style:text-properties officeooo:rsid="082fcfed" officeooo:paragraph-rsid="082fcfed" style:language-asian="ja" style:country-asian="JP"/>
    </style:style>
    <style:style style:name="P150" style:family="paragraph" style:parent-style-name="Table_20_Contents">
      <style:text-properties officeooo:paragraph-rsid="066ee042" style:language-asian="ja" style:country-asian="JP"/>
    </style:style>
    <style:style style:name="P151" style:family="paragraph" style:parent-style-name="Table_20_Contents" style:list-style-name="L7">
      <style:text-properties officeooo:rsid="083bcc9a" officeooo:paragraph-rsid="083bcc9a" style:language-asian="ja" style:country-asian="JP"/>
    </style:style>
    <style:style style:name="P152" style:family="paragraph" style:parent-style-name="Table_20_Contents">
      <style:text-properties officeooo:rsid="083bcc9a" officeooo:paragraph-rsid="083bcc9a" style:language-asian="ja" style:country-asian="JP"/>
    </style:style>
    <style:style style:name="P153" style:family="paragraph" style:parent-style-name="Table_20_Contents">
      <style:text-properties officeooo:rsid="083e7f97" officeooo:paragraph-rsid="083e7f97" style:language-asian="ja" style:country-asian="JP"/>
    </style:style>
    <style:style style:name="P154" style:family="paragraph" style:parent-style-name="Table_20_Contents">
      <style:text-properties officeooo:rsid="07068f75" officeooo:paragraph-rsid="070a25ff" style:language-asian="ja" style:country-asian="JP"/>
    </style:style>
    <style:style style:name="P155" style:family="paragraph" style:parent-style-name="Table_20_Contents">
      <style:text-properties officeooo:paragraph-rsid="084aa109" style:language-asian="ja" style:country-asian="JP"/>
    </style:style>
    <style:style style:name="P156" style:family="paragraph" style:parent-style-name="Table_20_Contents">
      <style:text-properties officeooo:rsid="08536813" officeooo:paragraph-rsid="08536813" style:language-asian="ja" style:country-asian="JP"/>
    </style:style>
    <style:style style:name="P157" style:family="paragraph" style:parent-style-name="Table_20_Contents">
      <style:text-properties officeooo:paragraph-rsid="0721827a" style:language-asian="ja" style:country-asian="JP"/>
    </style:style>
    <style:style style:name="P158" style:family="paragraph" style:parent-style-name="Table_20_Contents">
      <style:text-properties officeooo:paragraph-rsid="0859c029" style:language-asian="ja" style:country-asian="JP"/>
    </style:style>
    <style:style style:name="P159" style:family="paragraph" style:parent-style-name="Table_20_Contents">
      <style:text-properties officeooo:rsid="085b0bf6" officeooo:paragraph-rsid="085b0bf6" style:language-asian="ja" style:country-asian="JP"/>
    </style:style>
    <style:style style:name="P160" style:family="paragraph" style:parent-style-name="Table_20_Contents">
      <style:text-properties officeooo:rsid="069bddd9" officeooo:paragraph-rsid="069c347f" style:language-asian="ja" style:country-asian="JP"/>
    </style:style>
    <style:style style:name="P161" style:family="paragraph" style:parent-style-name="Table_20_Contents">
      <style:text-properties officeooo:paragraph-rsid="085d367a" style:language-asian="ja" style:country-asian="JP"/>
    </style:style>
    <style:style style:name="P162" style:family="paragraph" style:parent-style-name="Table_20_Contents" style:list-style-name="L4">
      <style:text-properties officeooo:paragraph-rsid="07c66e14"/>
    </style:style>
    <style:style style:name="P163" style:family="paragraph" style:parent-style-name="Table_20_Contents">
      <style:text-properties fo:font-style="normal" officeooo:rsid="0810c2d1" officeooo:paragraph-rsid="0810c2d1" style:font-style-asian="normal" style:font-style-complex="normal"/>
    </style:style>
    <style:style style:name="P164" style:family="paragraph" style:parent-style-name="Table_20_Contents">
      <style:text-properties fo:font-style="normal" officeooo:rsid="08171ab9" officeooo:paragraph-rsid="08171ab9" style:font-style-asian="normal" style:font-style-complex="normal"/>
    </style:style>
    <style:style style:name="P165" style:family="paragraph" style:parent-style-name="Table_20_Contents">
      <style:text-properties fo:font-style="italic" officeooo:rsid="07a23fb8" officeooo:paragraph-rsid="0814b740" style:font-style-asian="italic" style:font-style-complex="italic"/>
    </style:style>
    <style:style style:name="P166" style:family="paragraph" style:parent-style-name="Table_20_Contents">
      <style:text-properties fo:font-style="italic" officeooo:rsid="07a23fb8" officeooo:paragraph-rsid="081c3867" style:font-style-asian="italic" style:font-style-complex="italic"/>
    </style:style>
    <style:style style:name="P167" style:family="paragraph" style:parent-style-name="Table_20_Contents">
      <style:text-properties officeooo:rsid="082f1a0f" officeooo:paragraph-rsid="082f1a0f"/>
    </style:style>
    <style:style style:name="P168" style:family="paragraph" style:parent-style-name="Table_20_Contents">
      <style:text-properties officeooo:rsid="06715982" officeooo:paragraph-rsid="06715982"/>
    </style:style>
    <style:style style:name="P169" style:family="paragraph" style:parent-style-name="Table_20_Contents">
      <style:text-properties officeooo:rsid="08372041" officeooo:paragraph-rsid="08372041"/>
    </style:style>
    <style:style style:name="P170" style:family="paragraph" style:parent-style-name="Table_20_Contents">
      <style:text-properties officeooo:rsid="083bcc9a" officeooo:paragraph-rsid="083bcc9a"/>
    </style:style>
    <style:style style:name="P171" style:family="paragraph" style:parent-style-name="Table_20_Contents">
      <style:text-properties officeooo:rsid="083c6089" officeooo:paragraph-rsid="083c6089"/>
    </style:style>
    <style:style style:name="P172" style:family="paragraph" style:parent-style-name="Table_20_Contents">
      <style:text-properties officeooo:rsid="084191d5" officeooo:paragraph-rsid="084191d5"/>
    </style:style>
    <style:style style:name="P173" style:family="paragraph" style:parent-style-name="Table_20_Contents">
      <style:text-properties officeooo:rsid="0668d0bb" officeooo:paragraph-rsid="0668d0bb"/>
    </style:style>
    <style:style style:name="P174" style:family="paragraph" style:parent-style-name="Table_20_Contents">
      <style:text-properties officeooo:rsid="066ee042" officeooo:paragraph-rsid="066ee042"/>
    </style:style>
    <style:style style:name="P175" style:family="paragraph" style:parent-style-name="Table_20_Contents">
      <style:text-properties officeooo:rsid="066b8c6c" officeooo:paragraph-rsid="066b8c6c"/>
    </style:style>
    <style:style style:name="P176" style:family="paragraph" style:parent-style-name="Table_20_Contents">
      <style:text-properties officeooo:rsid="08536813" officeooo:paragraph-rsid="08536813"/>
    </style:style>
    <style:style style:name="P177" style:family="paragraph" style:parent-style-name="Table_20_Contents">
      <style:text-properties officeooo:rsid="0857581a" officeooo:paragraph-rsid="0857581a"/>
    </style:style>
    <style:style style:name="P178" style:family="paragraph" style:parent-style-name="Table_20_Contents">
      <style:text-properties officeooo:rsid="067046c0" officeooo:paragraph-rsid="067046c0"/>
    </style:style>
    <style:style style:name="P179" style:family="paragraph" style:parent-style-name="Heading_20_4">
      <style:text-properties officeooo:paragraph-rsid="07bfa31e"/>
    </style:style>
    <style:style style:name="P180" style:family="paragraph" style:parent-style-name="Table_20_Heading">
      <style:text-properties officeooo:paragraph-rsid="0814b740"/>
    </style:style>
    <style:style style:name="P181" style:family="paragraph" style:parent-style-name="Table_20_Heading">
      <style:text-properties officeooo:paragraph-rsid="081c3867"/>
    </style:style>
    <style:style style:name="P182" style:family="paragraph" style:parent-style-name="Heading_20_5">
      <style:text-properties officeooo:paragraph-rsid="07b65338"/>
    </style:style>
    <style:style style:name="P183" style:family="paragraph" style:parent-style-name="Heading_20_5">
      <style:text-properties officeooo:paragraph-rsid="07bfa31e"/>
    </style:style>
    <style:style style:name="P184" style:family="paragraph" style:parent-style-name="Heading_20_5">
      <style:text-properties officeooo:paragraph-rsid="07c54c86"/>
    </style:style>
    <style:style style:name="P185" style:family="paragraph" style:parent-style-name="Heading_20_5">
      <style:text-properties officeooo:paragraph-rsid="07cbafc4"/>
    </style:style>
    <style:style style:name="P186" style:family="paragraph" style:parent-style-name="Heading_20_5">
      <style:text-properties officeooo:paragraph-rsid="07e009d0"/>
    </style:style>
    <style:style style:name="P187" style:family="paragraph" style:parent-style-name="Heading_20_5">
      <style:text-properties officeooo:paragraph-rsid="07eaff31"/>
    </style:style>
    <style:style style:name="P188" style:family="paragraph" style:parent-style-name="Heading_20_5">
      <style:text-properties officeooo:paragraph-rsid="07fc64be"/>
    </style:style>
    <style:style style:name="P189" style:family="paragraph" style:parent-style-name="Heading_20_5">
      <style:text-properties officeooo:paragraph-rsid="080d2a61"/>
    </style:style>
    <style:style style:name="P190" style:family="paragraph" style:parent-style-name="Heading_20_5">
      <style:text-properties officeooo:paragraph-rsid="0814b740"/>
    </style:style>
    <style:style style:name="P191" style:family="paragraph" style:parent-style-name="Heading_20_5">
      <style:text-properties officeooo:paragraph-rsid="081c3867"/>
    </style:style>
    <style:style style:name="T1" style:family="text">
      <style:text-properties officeooo:rsid="075cba5a"/>
    </style:style>
    <style:style style:name="T2" style:family="text">
      <style:text-properties style:language-asian="ja" style:country-asian="JP"/>
    </style:style>
    <style:style style:name="T3" style:family="text">
      <style:text-properties officeooo:rsid="0659f533" style:language-asian="ja" style:country-asian="JP"/>
    </style:style>
    <style:style style:name="T4" style:family="text">
      <style:text-properties officeooo:rsid="065b7ec7" style:language-asian="ja" style:country-asian="JP"/>
    </style:style>
    <style:style style:name="T5" style:family="text">
      <style:text-properties officeooo:rsid="065950ba" style:language-asian="ja" style:country-asian="JP"/>
    </style:style>
    <style:style style:name="T6" style:family="text">
      <style:text-properties officeooo:rsid="06a736ee" style:language-asian="ja" style:country-asian="JP"/>
    </style:style>
    <style:style style:name="T7" style:family="text">
      <style:text-properties officeooo:rsid="06af073f" style:language-asian="ja" style:country-asian="JP"/>
    </style:style>
    <style:style style:name="T8" style:family="text">
      <style:text-properties officeooo:rsid="070380d7" style:language-asian="ja" style:country-asian="JP"/>
    </style:style>
    <style:style style:name="T9" style:family="text">
      <style:text-properties officeooo:rsid="07068f75" style:language-asian="ja" style:country-asian="JP"/>
    </style:style>
    <style:style style:name="T10" style:family="text">
      <style:text-properties officeooo:rsid="074f9e16" style:language-asian="ja" style:country-asian="JP"/>
    </style:style>
    <style:style style:name="T11" style:family="text">
      <style:text-properties officeooo:rsid="0770ed0a" style:language-asian="ja" style:country-asian="JP"/>
    </style:style>
    <style:style style:name="T12" style:family="text">
      <style:text-properties officeooo:rsid="07722fad" style:language-asian="ja" style:country-asian="JP"/>
    </style:style>
    <style:style style:name="T13" style:family="text">
      <style:text-properties officeooo:rsid="0790c8e1" style:language-asian="ja" style:country-asian="JP"/>
    </style:style>
    <style:style style:name="T14" style:family="text">
      <style:text-properties officeooo:rsid="0798d826" style:language-asian="ja" style:country-asian="JP"/>
    </style:style>
    <style:style style:name="T15" style:family="text">
      <style:text-properties officeooo:rsid="079aac48" style:language-asian="ja" style:country-asian="JP"/>
    </style:style>
    <style:style style:name="T16" style:family="text">
      <style:text-properties officeooo:rsid="079ceae7" style:language-asian="ja" style:country-asian="JP"/>
    </style:style>
    <style:style style:name="T17" style:family="text">
      <style:text-properties officeooo:rsid="07c66e14" style:language-asian="ja" style:country-asian="JP"/>
    </style:style>
    <style:style style:name="T18" style:family="text">
      <style:text-properties officeooo:rsid="07c75e90" style:language-asian="ja" style:country-asian="JP"/>
    </style:style>
    <style:style style:name="T19" style:family="text">
      <style:text-properties officeooo:rsid="0841849b" style:language-asian="ja" style:country-asian="JP"/>
    </style:style>
    <style:style style:name="T20" style:family="text">
      <style:text-properties officeooo:rsid="0841e571" style:language-asian="ja" style:country-asian="JP"/>
    </style:style>
    <style:style style:name="T21" style:family="text">
      <style:text-properties fo:font-style="italic" officeooo:rsid="081bbc9f" style:language-asian="ja" style:country-asian="JP"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officeooo:rsid="0783d0f0" style:font-style-asian="italic" style:font-style-complex="italic"/>
    </style:style>
    <style:style style:name="T24" style:family="text">
      <style:text-properties fo:font-style="italic" officeooo:rsid="07857522" style:font-style-asian="italic" style:font-style-complex="italic"/>
    </style:style>
    <style:style style:name="T25" style:family="text">
      <style:text-properties fo:font-style="italic" officeooo:rsid="078660b0" style:font-style-asian="italic" style:font-style-complex="italic"/>
    </style:style>
    <style:style style:name="T26" style:family="text">
      <style:text-properties fo:font-style="italic" officeooo:rsid="078f2698" style:font-style-asian="italic" style:font-style-complex="italic"/>
    </style:style>
    <style:style style:name="T27" style:family="text">
      <style:text-properties fo:font-style="italic" officeooo:rsid="079fd94c" style:font-style-asian="italic" style:font-style-complex="italic"/>
    </style:style>
    <style:style style:name="T28" style:family="text">
      <style:text-properties fo:font-style="italic" officeooo:rsid="07a10f3b" style:font-style-asian="italic" style:font-style-complex="italic"/>
    </style:style>
    <style:style style:name="T29" style:family="text">
      <style:text-properties fo:font-style="italic" officeooo:rsid="07ade669" style:font-style-asian="italic" style:font-style-complex="italic"/>
    </style:style>
    <style:style style:name="T30" style:family="text">
      <style:text-properties fo:font-style="italic" officeooo:rsid="07b20475" style:font-style-asian="italic" style:font-style-complex="italic"/>
    </style:style>
    <style:style style:name="T31" style:family="text">
      <style:text-properties fo:font-style="italic" officeooo:rsid="07c54c86" style:font-style-asian="italic" style:font-style-complex="italic"/>
    </style:style>
    <style:style style:name="T32" style:family="text">
      <style:text-properties fo:font-style="italic" officeooo:rsid="07cd9d68" style:font-style-asian="italic" style:font-style-complex="italic"/>
    </style:style>
    <style:style style:name="T33" style:family="text">
      <style:text-properties fo:font-style="italic" officeooo:rsid="07d4e6ed" style:font-style-asian="italic" style:font-style-complex="italic"/>
    </style:style>
    <style:style style:name="T34" style:family="text">
      <style:text-properties fo:font-style="italic" officeooo:rsid="07eaff31" style:font-style-asian="italic" style:font-style-complex="italic"/>
    </style:style>
    <style:style style:name="T35" style:family="text">
      <style:text-properties fo:font-style="italic" officeooo:rsid="07f0ef34" style:font-style-asian="italic" style:font-style-complex="italic"/>
    </style:style>
    <style:style style:name="T36" style:family="text">
      <style:text-properties fo:font-style="italic" officeooo:rsid="07f30d2c" style:font-style-asian="italic" style:font-style-complex="italic"/>
    </style:style>
    <style:style style:name="T37" style:family="text">
      <style:text-properties fo:font-style="italic" officeooo:rsid="0663dcf6" style:font-style-asian="italic" style:font-style-complex="italic"/>
    </style:style>
    <style:style style:name="T38" style:family="text">
      <style:text-properties fo:font-style="italic" officeooo:rsid="08233195" style:font-style-asian="italic" style:font-style-complex="italic"/>
    </style:style>
    <style:style style:name="T39" style:family="text">
      <style:text-properties fo:font-style="italic" officeooo:rsid="082a9be1" style:font-style-asian="italic" style:font-style-complex="italic"/>
    </style:style>
    <style:style style:name="T40" style:family="text">
      <style:text-properties fo:font-style="italic" officeooo:rsid="082fc174" style:font-style-asian="italic" style:font-style-complex="italic"/>
    </style:style>
    <style:style style:name="T41" style:family="text">
      <style:text-properties fo:font-style="italic" officeooo:rsid="0830e856" style:font-style-asian="italic" style:font-style-complex="italic"/>
    </style:style>
    <style:style style:name="T42" style:family="text">
      <style:text-properties fo:font-style="italic" officeooo:rsid="083fb101" style:font-style-asian="italic" style:font-style-complex="italic"/>
    </style:style>
    <style:style style:name="T43" style:family="text">
      <style:text-properties fo:font-style="italic" officeooo:rsid="0846029b" style:font-style-asian="italic" style:font-style-complex="italic"/>
    </style:style>
    <style:style style:name="T44" style:family="text">
      <style:text-properties fo:font-style="italic" officeooo:rsid="08467264" style:font-style-asian="italic" style:font-style-complex="italic"/>
    </style:style>
    <style:style style:name="T45" style:family="text">
      <style:text-properties fo:font-style="italic" officeooo:rsid="08590a4e" style:font-style-asian="italic" style:font-style-complex="italic"/>
    </style:style>
    <style:style style:name="T46" style:family="text">
      <style:text-properties fo:font-style="italic" officeooo:rsid="0859c029" style:font-style-asian="italic" style:font-style-complex="italic"/>
    </style:style>
    <style:style style:name="T47" style:family="text">
      <style:text-properties officeooo:rsid="065027ce"/>
    </style:style>
    <style:style style:name="T48" style:family="text">
      <style:text-properties officeooo:rsid="0663dcf6"/>
    </style:style>
    <style:style style:name="T49" style:family="text">
      <style:text-properties officeooo:rsid="06846cde"/>
    </style:style>
    <style:style style:name="T50" style:family="text">
      <style:text-properties officeooo:rsid="06867494"/>
    </style:style>
    <style:style style:name="T51" style:family="text">
      <style:text-properties fo:font-style="normal" officeooo:rsid="06a736ee" style:language-asian="ja" style:country-asian="JP" style:font-style-asian="normal" style:font-style-complex="normal"/>
    </style:style>
    <style:style style:name="T52" style:family="text">
      <style:text-properties fo:font-style="normal" style:font-style-asian="normal" style:font-style-complex="normal"/>
    </style:style>
    <style:style style:name="T53" style:family="text">
      <style:text-properties fo:font-style="normal" officeooo:rsid="07bb5f51" style:font-style-asian="normal" style:font-style-complex="normal"/>
    </style:style>
    <style:style style:name="T54" style:family="text">
      <style:text-properties fo:font-style="normal" officeooo:rsid="07c54c86" style:font-style-asian="normal" style:font-style-complex="normal"/>
    </style:style>
    <style:style style:name="T55" style:family="text">
      <style:text-properties fo:font-style="normal" officeooo:rsid="07f30d2c" style:font-style-asian="normal" style:font-style-complex="normal"/>
    </style:style>
    <style:style style:name="T56" style:family="text">
      <style:text-properties officeooo:rsid="06af073f"/>
    </style:style>
    <style:style style:name="T57" style:family="text">
      <style:text-properties officeooo:rsid="070d9166"/>
    </style:style>
    <style:style style:name="T58" style:family="text">
      <style:text-properties officeooo:rsid="0710ba21"/>
    </style:style>
    <style:style style:name="T59" style:family="text">
      <style:text-properties officeooo:rsid="07224ddc"/>
    </style:style>
    <style:style style:name="T60" style:family="text">
      <style:text-properties officeooo:rsid="0723bb97"/>
    </style:style>
    <style:style style:name="T61" style:family="text">
      <style:text-properties officeooo:rsid="0748d7fa"/>
    </style:style>
    <style:style style:name="T62" style:family="text">
      <style:text-properties officeooo:rsid="074f9e16"/>
    </style:style>
    <style:style style:name="T63" style:family="text">
      <style:text-properties officeooo:rsid="07585c42"/>
    </style:style>
    <style:style style:name="T64" style:family="text">
      <style:text-properties officeooo:rsid="07591d45"/>
    </style:style>
    <style:style style:name="T65" style:family="text">
      <style:text-properties officeooo:rsid="07615383"/>
    </style:style>
    <style:style style:name="T66" style:family="text">
      <style:text-properties officeooo:rsid="0768ff09"/>
    </style:style>
    <style:style style:name="T67" style:family="text">
      <style:text-properties officeooo:rsid="076f5b82"/>
    </style:style>
    <style:style style:name="T68" style:family="text">
      <style:text-properties officeooo:rsid="0777569e"/>
    </style:style>
    <style:style style:name="T69" style:family="text">
      <style:text-properties officeooo:rsid="0782081a"/>
    </style:style>
    <style:style style:name="T70" style:family="text">
      <style:text-properties officeooo:rsid="0783d0f0"/>
    </style:style>
    <style:style style:name="T71" style:family="text">
      <style:text-properties officeooo:rsid="07857522"/>
    </style:style>
    <style:style style:name="T72" style:family="text">
      <style:text-properties officeooo:rsid="078660b0"/>
    </style:style>
    <style:style style:name="T73" style:family="text">
      <style:text-properties officeooo:rsid="0790c8e1"/>
    </style:style>
    <style:style style:name="T74" style:family="text">
      <style:text-properties officeooo:rsid="07918512"/>
    </style:style>
    <style:style style:name="T75" style:family="text">
      <style:text-properties officeooo:rsid="07a51ca6"/>
    </style:style>
    <style:style style:name="T76" style:family="text">
      <style:text-properties officeooo:rsid="07ade669"/>
    </style:style>
    <style:style style:name="T77" style:family="text">
      <style:text-properties officeooo:rsid="07b20475"/>
    </style:style>
    <style:style style:name="T78" style:family="text">
      <style:text-properties officeooo:rsid="07b40e36"/>
    </style:style>
    <style:style style:name="T79" style:family="text">
      <style:text-properties officeooo:rsid="07b8ec19"/>
    </style:style>
    <style:style style:name="T80" style:family="text">
      <style:text-properties officeooo:rsid="07bd08a6"/>
    </style:style>
    <style:style style:name="T81" style:family="text">
      <style:text-properties officeooo:rsid="07c16d2b"/>
    </style:style>
    <style:style style:name="T82" style:family="text">
      <style:text-properties officeooo:rsid="07c54c86"/>
    </style:style>
    <style:style style:name="T83" style:family="text">
      <style:text-properties officeooo:rsid="07c66e14"/>
    </style:style>
    <style:style style:name="T84" style:family="text">
      <style:text-properties officeooo:rsid="07cb7a98"/>
    </style:style>
    <style:style style:name="T85" style:family="text">
      <style:text-properties officeooo:rsid="07cbafc4"/>
    </style:style>
    <style:style style:name="T86" style:family="text">
      <style:text-properties officeooo:rsid="07cd9d68"/>
    </style:style>
    <style:style style:name="T87" style:family="text">
      <style:text-properties officeooo:rsid="07d3d885"/>
    </style:style>
    <style:style style:name="T88" style:family="text">
      <style:text-properties officeooo:rsid="07d4e6ed"/>
    </style:style>
    <style:style style:name="T89" style:family="text">
      <style:text-properties officeooo:rsid="07d84d29"/>
    </style:style>
    <style:style style:name="T90" style:family="text">
      <style:text-properties officeooo:rsid="07d8e8a7"/>
    </style:style>
    <style:style style:name="T91" style:family="text">
      <style:text-properties officeooo:rsid="07cb4c07"/>
    </style:style>
    <style:style style:name="T92" style:family="text">
      <style:text-properties officeooo:rsid="07e89001"/>
    </style:style>
    <style:style style:name="T93" style:family="text">
      <style:text-properties officeooo:rsid="07eaff31"/>
    </style:style>
    <style:style style:name="T94" style:family="text">
      <style:text-properties officeooo:rsid="07ece77a"/>
    </style:style>
    <style:style style:name="T95" style:family="text">
      <style:text-properties officeooo:rsid="07f2e6fd"/>
    </style:style>
    <style:style style:name="T96" style:family="text">
      <style:text-properties officeooo:rsid="07f30d2c"/>
    </style:style>
    <style:style style:name="T97" style:family="text">
      <style:text-properties officeooo:rsid="07f72abf"/>
    </style:style>
    <style:style style:name="T98" style:family="text">
      <style:text-properties officeooo:rsid="0802bf6e"/>
    </style:style>
    <style:style style:name="T99" style:family="text">
      <style:text-properties officeooo:rsid="08077c3f"/>
    </style:style>
    <style:style style:name="T100" style:family="text">
      <style:text-properties officeooo:rsid="080c02e4"/>
    </style:style>
    <style:style style:name="T101" style:family="text">
      <style:text-properties officeooo:rsid="0818bd1b"/>
    </style:style>
    <style:style style:name="T102" style:family="text">
      <style:text-properties officeooo:rsid="081e4ffa"/>
    </style:style>
    <style:style style:name="T103" style:family="text">
      <style:text-properties officeooo:rsid="0821d553"/>
    </style:style>
    <style:style style:name="T104" style:family="text">
      <style:text-properties officeooo:rsid="08233195"/>
    </style:style>
    <style:style style:name="T105" style:family="text">
      <style:text-properties officeooo:rsid="0830e856"/>
    </style:style>
    <style:style style:name="T106" style:family="text">
      <style:text-properties officeooo:rsid="08372041"/>
    </style:style>
    <style:style style:name="T107" style:family="text">
      <style:text-properties officeooo:rsid="083bcc9a"/>
    </style:style>
    <style:style style:name="T108" style:family="text">
      <style:text-properties officeooo:rsid="083e7f97"/>
    </style:style>
    <style:style style:name="T109" style:family="text">
      <style:text-properties officeooo:rsid="083fb101"/>
    </style:style>
    <style:style style:name="T110" style:family="text">
      <style:text-properties officeooo:rsid="084191d5"/>
    </style:style>
    <style:style style:name="T111" style:family="text">
      <style:text-properties officeooo:rsid="08467264"/>
    </style:style>
    <style:style style:name="T112" style:family="text">
      <style:text-properties officeooo:rsid="0847dcfe"/>
    </style:style>
    <style:style style:name="T113" style:family="text">
      <style:text-properties officeooo:rsid="084936b7"/>
    </style:style>
    <style:style style:name="T114" style:family="text">
      <style:text-properties officeooo:rsid="0855733e"/>
    </style:style>
    <style:style style:name="T115" style:family="text">
      <style:text-properties officeooo:rsid="08584b7d"/>
    </style:style>
    <style:style style:name="T116" style:family="text">
      <style:text-properties officeooo:rsid="08590a4e"/>
    </style:style>
    <style:style style:name="T117" style:family="text">
      <style:text-properties officeooo:rsid="0859c029"/>
    </style:style>
    <style:style style:name="T118" style:family="text">
      <style:text-properties officeooo:rsid="085f4184"/>
    </style:style>
    <style:style style:name="T119" style:family="text">
      <style:text-properties officeooo:rsid="0860ca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span text:style-name="T61">PIONE</text:span>コマンド仕様書</text:p>
      <text:h text:style-name="P123" text:outline-level="1">概要</text:h>
      <text:p text:style-name="P4">本書はPIONEに含まれる管理者を含むユーザ向けコマンドの仕様を定義する<text:span text:style-name="T68">。PIONEには多くのコマンドが存在しているが、ユーザが直接使用する事を意図したコマンドと、ユーザの使用を意図しない処理用内部コマンドが存在する。ここでは後者について、機能と使用方法、またオプションの指定方法を定める。</text:span></text:p>
      <text:h text:style-name="Heading_20_1" text:outline-level="1">コマンド一覧</text:h>
      <text:list xml:id="list6090630415117215800" text:style-name="L1">
        <text:list-item>
          <text:p text:style-name="P106">汎用コマンド</text:p>
          <text:list>
            <text:list-item>
              <text:p text:style-name="P107">pione<text:tab/><text:tab/><text:tab/><text:tab/>各種の操作を行なう</text:p>
              <text:list>
                <text:list-item>
                  <text:p text:style-name="P108">pione actionサブコマンド</text:p>
                  <text:list>
                    <text:list-item>
                      <text:p text:style-name="P108">pione action exec<text:tab/>アクション文書を実行する</text:p>
                    </text:list-item>
                    <text:list-item>
                      <text:p text:style-name="P108">pione action list<text:tab/><text:tab/>アクションの一覧を表示する</text:p>
                    </text:list-item>
                    <text:list-item>
                      <text:p text:style-name="P108">pione action <text:span text:style-name="T65">print<text:tab/>アクション内容を表示する</text:span></text:p>
                    </text:list-item>
                  </text:list>
                </text:list-item>
                <text:list-item>
                  <text:p text:style-name="P109">pione clean<text:tab/><text:tab/>不要ファイルを削除する<text:tab/></text:p>
                </text:list-item>
                <text:list-item>
                  <text:p text:style-name="P109">pione logサブコマンド</text:p>
                  <text:list>
                    <text:list-item>
                      <text:p text:style-name="P110">pione log format<text:tab/>処理ログを<text:span text:style-name="T67">XES形式等に変換する</text:span></text:p>
                    </text:list-item>
                    <text:list-item>
                      <text:p text:style-name="P110">pione log list-id<text:tab/><text:tab/>処理ログに含まれるログ<text:span text:style-name="T66">IDの一覧を表示する</text:span></text:p>
                    </text:list-item>
                  </text:list>
                </text:list-item>
                <text:list-item>
                  <text:p text:style-name="P109">pione packageサブコマンド</text:p>
                  <text:list>
                    <text:list-item>
                      <text:p text:style-name="P111">pione package add<text:tab/>パッケージをデータベースに登録する</text:p>
                    </text:list-item>
                    <text:list-item>
                      <text:p text:style-name="P111">pione package build<text:tab/>パッケージを構築する</text:p>
                    </text:list-item>
                    <text:list-item>
                      <text:p text:style-name="P111">pione package show<text:tab/>パッケージ情報を表示する</text:p>
                    </text:list-item>
                    <text:list-item>
                      <text:p text:style-name="P111">pione package remove<text:tab/>パッケージを削除する</text:p>
                    </text:list-item>
                  </text:list>
                </text:list-item>
              </text:list>
            </text:list-item>
          </text:list>
        </text:list-item>
        <text:list-item>
          <text:p text:style-name="P106">定義書処理用コマンド</text:p>
          <text:list>
            <text:list-item>
              <text:p text:style-name="P112"><text:span text:style-name="T47">pione-client</text:span><text:tab/><text:tab/><text:tab/><text:span text:style-name="T47">PIONE定義書の処理依頼を行う</text:span></text:p>
            </text:list-item>
            <text:list-item>
              <text:p text:style-name="P113"><text:span text:style-name="T47">pione-task-worker-broker</text:span><text:tab/>タスクワーカブローカの起動を行う</text:p>
            </text:list-item>
          </text:list>
        </text:list-item>
        <text:list-item>
          <text:p text:style-name="P114">アクション補助コマンド</text:p>
          <text:list>
            <text:list-item>
              <text:p text:style-name="P115">pione-val<text:tab/><text:tab/><text:tab/>式の評価結果を確認する</text:p>
            </text:list-item>
            <text:list-item>
              <text:p text:style-name="P116">pione-interactive<text:tab/><text:tab/>インタラクティブ操作を開始する</text:p>
            </text:list-item>
          </text:list>
        </text:list-item>
      </text:list>
      <text:h text:style-name="Heading_20_1" text:outline-level="1">共通オプション</text:h>
      <text:p text:style-name="Text_20_body">下記は<text:span text:style-name="T74">PIONEの</text:span>ほぼ全てのコマンドに共通するオプションで<text:span text:style-name="T62">ある。</text:span></text:p>
      <table:table table:name="表3" table:style-name="表3">
        <table:table-column table:style-name="表3.A"/>
        <table:table-column table:style-name="表3.B"/>
        <table:table-row>
          <table:table-cell table:style-name="表3.A1" office:value-type="string">
            <text:p text:style-name="Table_20_Heading">オプション</text:p>
          </table:table-cell>
          <table:table-cell table:style-name="表3.B1" office:value-type="string">
            <text:p text:style-name="Table_20_Heading">説明</text:p>
          </table:table-cell>
        </table:table-row>
        <table:table-row>
          <table:table-cell table:style-name="表3.A4" office:value-type="string">
            <text:p text:style-name="P67">--debug <text:span text:style-name="T22">[TYPE]</text:span></text:p>
          </table:table-cell>
          <table:table-cell table:style-name="表3.B3" office:value-type="string">
            <text:p text:style-name="P35">デバッグモードを有効にする<text:span text:style-name="T73">。デバッグモードの種類にはsystem, rule_engine, notification, communicationが存在しており、有効にする種類をTYPEに指定する。</text:span></text:p>
            <text:list xml:id="list4427596771919115697" text:style-name="L2">
              <text:list-item>
                <text:p text:style-name="P138">systemはPIONEシステムの挙動の詳細メッセージを表示する。</text:p>
              </text:list-item>
              <text:list-item>
                <text:p text:style-name="P139"><text:soft-page-break/>rule_engineはルールエンジンの挙動の詳細メッセージを表示する。</text:p>
              </text:list-item>
              <text:list-item>
                <text:p text:style-name="P139">notificationはPIONE通知システムの挙動の詳細メッセージを表示する。</text:p>
              </text:list-item>
              <text:list-item>
                <text:p text:style-name="P136"><text:span text:style-name="T13">communicationは</text:span><text:span text:style-name="T14">PIONEのプロセス間通信の挙動の詳細メッセージを表示する。</text:span></text:p>
              </text:list-item>
            </text:list>
            <text:p text:style-name="P68"><text:span text:style-name="T14">種別を明示的に指定しな</text:span><text:span text:style-name="T16">い場合には、systemが指定されたものと見做す。</text:span><text:span text:style-name="T14">複数種類のデバッグモードを有効するには</text:span><text:span text:style-name="T15">、必要な分だけの--debugオプションをそれぞれ列挙して指定する。</text:span></text:p>
          </table:table-cell>
        </table:table-row>
        <table:table-row>
          <table:table-cell table:style-name="表3.A4" office:value-type="string">
            <text:p text:style-name="P61">--<text:span text:style-name="T70">color </text:span><text:span text:style-name="T23">B</text:span><text:span text:style-name="T26">OOLEAN</text:span></text:p>
          </table:table-cell>
          <table:table-cell table:style-name="表3.B3" office:value-type="string">
            <text:p text:style-name="P34">端末の表示に色を使用する事が可能かを指定する。引数<text:span text:style-name="T24">B</text:span><text:span text:style-name="T26">OOLEAN</text:span><text:span text:style-name="T71">の箇所にはtrueまたはfalseを指定する。このオプションを指定しない場合には表示色の使用は可であると解釈される。</text:span></text:p>
          </table:table-cell>
        </table:table-row>
        <table:table-row>
          <table:table-cell table:style-name="表3.A4" office:value-type="string">
            <text:p text:style-name="P62">--help <text:span text:style-name="T35">[FORMAT]</text:span></text:p>
          </table:table-cell>
          <table:table-cell table:style-name="表3.B4" office:value-type="string">
            <text:p text:style-name="P27">コマンドのヘルプを表示する<text:span text:style-name="T96">。</text:span><text:span text:style-name="T36">FORMAT</text:span><text:span text:style-name="T55">に</text:span>は次のフォーマット名が指定可能で<text:span text:style-name="T95">ある。</text:span></text:p>
            <text:list xml:id="list3843376675517456648" text:style-name="L3">
              <text:list-item>
                <text:p text:style-name="P140">txtはテキスト形式でヘルプを表示する。</text:p>
              </text:list-item>
              <text:list-item>
                <text:p text:style-name="P140">mdはMarkdown形式でヘルプを表示する。</text:p>
              </text:list-item>
            </text:list>
            <text:p text:style-name="P58">フォーマットの指定を省略した場合には、テキスト形式でヘルプを表示する。</text:p>
          </table:table-cell>
        </table:table-row>
        <table:table-row>
          <table:table-cell table:style-name="表3.A5" office:value-type="string">
            <text:p text:style-name="P61">-v, --version</text:p>
          </table:table-cell>
          <table:table-cell table:style-name="表3.B5" office:value-type="string">
            <text:p text:style-name="P60"><text:span text:style-name="T56">PIONE</text:span><text:span text:style-name="T7">のバージョン情報を表示する。</text:span></text:p>
          </table:table-cell>
        </table:table-row>
      </table:table>
      <text:p text:style-name="P7"><text:span text:style-name="T10">な</text:span><text:span text:style-name="T11">おオプション—helpは</text:span><text:span text:style-name="T12">、</text:span><text:span text:style-name="T10">汎用コマンドpioneで</text:span><text:span text:style-name="T11">は</text:span><text:span text:style-name="T10">サブコマンドで</text:span><text:span text:style-name="T11">それぞれの説明を表示する。</text:span></text:p>
      <text:h text:style-name="P119" text:outline-level="1">汎用コマンドpione</text:h>
      <text:p text:style-name="P6">コマンドpioneは、PIONEに関わる各種の操作を行なう汎用コマンドで<text:span text:style-name="T64">ある</text:span>。このコマンド<text:span text:style-name="T63">はサブコマンドを指定する事で、具体操作の指定を行なう。以下に各サブコマンドの説明を行なう。</text:span></text:p>
      <text:h text:style-name="Heading_20_2" text:outline-level="2">pione action サブコマンド</text:h>
      <text:h text:style-name="Heading_20_4" text:outline-level="4">pione <text:span text:style-name="T69">action exec</text:span></text:h>
      <text:p text:style-name="P8">pione action execはアクション文書の実行を行なう。アクション文書は<text:span text:style-name="T78">Markdownファイルであるため通常はそのままでは実行できないが、このコマンドを使用する事で文書内のシェルスクリプトを実行する事が出来る。</text:span></text:p>
      <text:h text:style-name="Heading_20_5" text:outline-level="5">使用方法</text:h>
      <text:p text:style-name="記述例">pione action exec <text:span text:style-name="T25">[</text:span><text:span text:style-name="T27">OPTIONS</text:span><text:span text:style-name="T25">]</text:span><text:span text:style-name="T72"> </text:span><text:span text:style-name="T25">&lt;</text:span><text:span text:style-name="T28">LOCATION&gt; &lt;NAME&gt;</text:span></text:p>
      <text:h text:style-name="Heading_20_5" text:outline-level="5">引数</text:h>
      <table:table table:name="表5" table:style-name="表5">
        <table:table-column table:style-name="表5.A"/>
        <table:table-column table:style-name="表5.B"/>
        <table:table-row>
          <table:table-cell table:style-name="表5.A1" office:value-type="string">
            <text:p text:style-name="P94">引数</text:p>
          </table:table-cell>
          <table:table-cell table:style-name="表5.B1" office:value-type="string">
            <text:p text:style-name="P94">説明</text:p>
          </table:table-cell>
        </table:table-row>
        <table:table-row>
          <table:table-cell table:style-name="表5.A2" office:value-type="string">
            <text:p text:style-name="P69">&lt;LOCATION&gt;</text:p>
          </table:table-cell>
          <table:table-cell table:style-name="表5.B2" office:value-type="string">
            <text:p text:style-name="P38">アクション文書の場所を指定する。</text:p>
          </table:table-cell>
        </table:table-row>
        <table:table-row>
          <table:table-cell table:style-name="表5.A3" office:value-type="string">
            <text:p text:style-name="P77">&lt;NAME&gt;</text:p>
          </table:table-cell>
          <table:table-cell table:style-name="表5.B3" office:value-type="string">
            <text:p text:style-name="P37">実行するアクション名を指定する<text:span text:style-name="T75">。</text:span></text:p>
          </table:table-cell>
        </table:table-row>
      </table:table>
      <text:h text:style-name="Heading_20_5" text:outline-level="5">オプション</text:h>
      <table:table table:name="表4" table:style-name="表4">
        <table:table-column table:style-name="表4.A"/>
        <table:table-column table:style-name="表4.B"/>
        <table:table-row>
          <table:table-cell table:style-name="表4.A1" office:value-type="string">
            <text:p text:style-name="P93">オプション</text:p>
          </table:table-cell>
          <table:table-cell table:style-name="表4.B1" office:value-type="string">
            <text:p text:style-name="P93">説明</text:p>
          </table:table-cell>
        </table:table-row>
        <table:table-row>
          <table:table-cell table:style-name="表4.A2" office:value-type="string">
            <text:p text:style-name="P79"><text:span text:style-name="T52">-d, --directory </text:span><text:span text:style-name="T22">PATH</text:span></text:p>
          </table:table-cell>
          <table:table-cell table:style-name="表4.B2" office:value-type="string">
            <text:p text:style-name="P46">ディレクトリ<text:span text:style-name="T29">PATH</text:span><text:span text:style-name="T76">において</text:span>アクションを実行する。</text:p>
          </table:table-cell>
        </table:table-row>
        <table:table-row>
          <table:table-cell table:style-name="表4.A3" office:value-type="string">
            <text:p text:style-name="P83">--domain-dump <text:span text:style-name="T22">LOCATION</text:span></text:p>
          </table:table-cell>
          <table:table-cell table:style-name="表4.B3" office:value-type="string">
            <text:p text:style-name="P36">ドメインダンプファイルの場所を<text:span text:style-name="T30">LOCATION</text:span><text:span text:style-name="T77">とする。</text:span></text:p>
          </table:table-cell>
        </table:table-row>
      </table:table>
      <text:h text:style-name="P135" text:outline-level="3">pione action list</text:h>
      <text:p text:style-name="P10">pione action list はアクション文書内に存在するアクション名の一覧を表示する。</text:p>
      <text:h text:style-name="P182" text:outline-level="5"><text:soft-page-break/>使用方法</text:h>
      <text:p text:style-name="P20">pione action <text:span text:style-name="T79">list</text:span> <text:span text:style-name="T25">[</text:span><text:span text:style-name="T27">OPTIONS</text:span><text:span text:style-name="T25">]</text:span><text:span text:style-name="T72"> </text:span><text:span text:style-name="T25">&lt;</text:span><text:span text:style-name="T28">LOCATION&gt;</text:span></text:p>
      <text:h text:style-name="P182" text:outline-level="5">引数</text:h>
      <table:table table:name="表6" table:style-name="表6">
        <table:table-column table:style-name="表6.A"/>
        <table:table-column table:style-name="表6.B"/>
        <table:table-row>
          <table:table-cell table:style-name="表6.A1" office:value-type="string">
            <text:p text:style-name="P95">引数</text:p>
          </table:table-cell>
          <table:table-cell table:style-name="表6.B1" office:value-type="string">
            <text:p text:style-name="P95">説明</text:p>
          </table:table-cell>
        </table:table-row>
        <table:table-row>
          <table:table-cell table:style-name="表6.A2" office:value-type="string">
            <text:p text:style-name="P70">&lt;LOCATION&gt;</text:p>
          </table:table-cell>
          <table:table-cell table:style-name="表6.B2" office:value-type="string">
            <text:p text:style-name="P39">アクション文書の場所を指定する。</text:p>
          </table:table-cell>
        </table:table-row>
      </table:table>
      <text:h text:style-name="P182" text:outline-level="5">オプション</text:h>
      <table:table table:name="表7" table:style-name="表7">
        <table:table-column table:style-name="表7.A"/>
        <table:table-column table:style-name="表7.B"/>
        <table:table-row>
          <table:table-cell table:style-name="表7.A1" office:value-type="string">
            <text:p text:style-name="P95">オプション</text:p>
          </table:table-cell>
          <table:table-cell table:style-name="表7.B1" office:value-type="string">
            <text:p text:style-name="P95">説明</text:p>
          </table:table-cell>
        </table:table-row>
        <table:table-row>
          <table:table-cell table:style-name="表7.A2" office:value-type="string">
            <text:p text:style-name="P80"><text:span text:style-name="T52">--</text:span><text:span text:style-name="T53">compact</text:span></text:p>
          </table:table-cell>
          <table:table-cell table:style-name="表7.B2" office:value-type="string">
            <text:p text:style-name="P47">アクション名一覧を一行にまとめて表示する<text:span text:style-name="T80">。このオプションを指定しない場合には、アクション名が一行ずつそれぞれ表示される。</text:span></text:p>
          </table:table-cell>
        </table:table-row>
      </table:table>
      <text:h text:style-name="P179" text:outline-level="4">pione <text:span text:style-name="T69">action print</text:span></text:h>
      <text:p text:style-name="P9">pione action execはアクション文書の実行を行なう。アクション文書は<text:span text:style-name="T78">Markdownファイルであるため通常はそのままでは実行できないが、このコマンドを使用する事で文書内のシェルスクリプトを実行する事が出来る。</text:span></text:p>
      <text:h text:style-name="P183" text:outline-level="5">使用方法</text:h>
      <text:p text:style-name="P21">pione action <text:span text:style-name="T81">print</text:span> <text:span text:style-name="T25">[</text:span><text:span text:style-name="T27">OPTIONS</text:span><text:span text:style-name="T25">]</text:span><text:span text:style-name="T72"> </text:span><text:span text:style-name="T25">&lt;</text:span><text:span text:style-name="T28">LOCATION&gt; &lt;NAME&gt;</text:span></text:p>
      <text:h text:style-name="P183" text:outline-level="5">引数</text:h>
      <table:table table:name="表8" table:style-name="表8">
        <table:table-column table:style-name="表8.A"/>
        <table:table-column table:style-name="表8.B"/>
        <table:table-row>
          <table:table-cell table:style-name="表8.A1" office:value-type="string">
            <text:p text:style-name="P96">引数</text:p>
          </table:table-cell>
          <table:table-cell table:style-name="表8.B1" office:value-type="string">
            <text:p text:style-name="P96">説明</text:p>
          </table:table-cell>
        </table:table-row>
        <table:table-row>
          <table:table-cell table:style-name="表8.A2" office:value-type="string">
            <text:p text:style-name="P71">&lt;LOCATION&gt;</text:p>
          </table:table-cell>
          <table:table-cell table:style-name="表8.B2" office:value-type="string">
            <text:p text:style-name="P40">アクション文書の場所を指定する。</text:p>
          </table:table-cell>
        </table:table-row>
        <table:table-row>
          <table:table-cell table:style-name="表8.A3" office:value-type="string">
            <text:p text:style-name="P78">&lt;NAME&gt;</text:p>
          </table:table-cell>
          <table:table-cell table:style-name="表8.B3" office:value-type="string">
            <text:p text:style-name="P53">実行するアクション名を指定する<text:span text:style-name="T75">。</text:span></text:p>
          </table:table-cell>
        </table:table-row>
      </table:table>
      <text:h text:style-name="P183" text:outline-level="5">オプション</text:h>
      <table:table table:name="表10" table:style-name="表10">
        <table:table-column table:style-name="表10.A"/>
        <table:table-column table:style-name="表10.B"/>
        <table:table-row>
          <table:table-cell table:style-name="表10.A1" office:value-type="string">
            <text:p text:style-name="P96">オプション</text:p>
          </table:table-cell>
          <table:table-cell table:style-name="表10.B1" office:value-type="string">
            <text:p text:style-name="P96">説明</text:p>
          </table:table-cell>
        </table:table-row>
        <table:table-row>
          <table:table-cell table:style-name="表10.A2" office:value-type="string">
            <text:p text:style-name="P81"><text:span text:style-name="T52">-d, --directory </text:span><text:span text:style-name="T22">PATH</text:span></text:p>
          </table:table-cell>
          <table:table-cell table:style-name="表10.B2" office:value-type="string">
            <text:p text:style-name="P48">ディレクトリ<text:span text:style-name="T29">PATH</text:span><text:span text:style-name="T76">において</text:span>アクションを実行する。</text:p>
          </table:table-cell>
        </table:table-row>
        <table:table-row>
          <table:table-cell table:style-name="表10.A3" office:value-type="string">
            <text:p text:style-name="P84">--domain-dump <text:span text:style-name="T22">LOCATION</text:span></text:p>
          </table:table-cell>
          <table:table-cell table:style-name="表10.B3" office:value-type="string">
            <text:p text:style-name="P53">ドメインダンプファイルの場所を<text:span text:style-name="T30">LOCATION</text:span><text:span text:style-name="T77">とする。</text:span></text:p>
          </table:table-cell>
        </table:table-row>
      </table:table>
      <text:h text:style-name="Heading_20_2" text:outline-level="2">pione clean</text:h>
      <text:p text:style-name="P11">pione cleanはPIONEが作成した一時ファイルやキャッシュを削除する。</text:p>
      <text:h text:style-name="Heading_20_3" text:outline-level="3">使用方法</text:h>
      <text:p text:style-name="記述例">pione clean <text:span text:style-name="T22">[OPTIONS]</text:span></text:p>
      <text:h text:style-name="P184" text:outline-level="5">オプション</text:h>
      <table:table table:name="表11" table:style-name="表11">
        <table:table-column table:style-name="表11.A"/>
        <table:table-column table:style-name="表11.B"/>
        <table:table-row>
          <table:table-cell table:style-name="表11.A1" office:value-type="string">
            <text:p text:style-name="P97">オプション</text:p>
          </table:table-cell>
          <table:table-cell table:style-name="表11.B1" office:value-type="string">
            <text:p text:style-name="P97">説明</text:p>
          </table:table-cell>
        </table:table-row>
        <table:table-row>
          <table:table-cell table:style-name="表11.A2" office:value-type="string">
            <text:p text:style-name="P82"><text:span text:style-name="T52">--</text:span><text:span text:style-name="T54">older</text:span><text:span text:style-name="T52"> </text:span><text:span text:style-name="T31">DATE</text:span></text:p>
          </table:table-cell>
          <table:table-cell table:style-name="表11.B2" office:value-type="string">
            <text:p text:style-name="P49">日付<text:span text:style-name="T83">DATEよりも古いものを削除する。</text:span></text:p>
          </table:table-cell>
        </table:table-row>
        <table:table-row>
          <table:table-cell table:style-name="表11.A3" office:value-type="string">
            <text:p text:style-name="P85">--<text:span text:style-name="T82">type</text:span> <text:span text:style-name="T31">NAME</text:span></text:p>
          </table:table-cell>
          <table:table-cell table:style-name="表11.B3" office:value-type="string">
            <text:p text:style-name="P54">削除対象を種別を指定する。<text:span text:style-name="T22">NAME</text:span>には以下が指定可能で<text:soft-page-break/>ある。</text:p>
            <text:list xml:id="list6188794180141281576" text:style-name="L4">
              <text:list-item>
                <text:p text:style-name="P162"><text:span text:style-name="T17">temporaryは一時ファイルを削除する</text:span><text:span text:style-name="T18">。</text:span></text:p>
              </text:list-item>
              <text:list-item>
                <text:p text:style-name="P162"><text:span text:style-name="T17">file-cacheはファイルキャッシュを削除する</text:span><text:span text:style-name="T18">。</text:span></text:p>
              </text:list-item>
              <text:list-item>
                <text:p text:style-name="P162"><text:span text:style-name="T17">package-cacheはパッケージキャッシュを削除する</text:span><text:span text:style-name="T18">。</text:span></text:p>
              </text:list-item>
              <text:list-item>
                <text:p text:style-name="P162"><text:span text:style-name="T17">profileはプロファイル結果を削除する</text:span><text:span text:style-name="T18">。</text:span></text:p>
              </text:list-item>
            </text:list>
          </table:table-cell>
        </table:table-row>
      </table:table>
      <text:h text:style-name="P124" text:outline-level="2">pione logサブコマンド</text:h>
      <text:h text:style-name="Heading_20_3" text:outline-level="3">pione log format</text:h>
      <text:p text:style-name="P12">pione log formatは、処理ログファイル（pione-process.log）を<text:span text:style-name="T84">XES形式等に変換する。</text:span></text:p>
      <text:h text:style-name="P185" text:outline-level="5">使用方法</text:h>
      <text:p text:style-name="P22">pione <text:span text:style-name="T85">log format</text:span> <text:span text:style-name="T25">[</text:span><text:span text:style-name="T27">OPTIONS</text:span><text:span text:style-name="T25">]</text:span><text:span text:style-name="T72"> </text:span><text:span text:style-name="T25">&lt;</text:span><text:span text:style-name="T28">LOCATION&gt;</text:span></text:p>
      <text:h text:style-name="P185" text:outline-level="5">引数</text:h>
      <table:table table:name="表12" table:style-name="表12">
        <table:table-column table:style-name="表12.A"/>
        <table:table-column table:style-name="表12.B"/>
        <table:table-row>
          <table:table-cell table:style-name="表12.A1" office:value-type="string">
            <text:p text:style-name="P98">引数</text:p>
          </table:table-cell>
          <table:table-cell table:style-name="表12.B1" office:value-type="string">
            <text:p text:style-name="P98">説明</text:p>
          </table:table-cell>
        </table:table-row>
        <table:table-row>
          <table:table-cell table:style-name="表12.A2" office:value-type="string">
            <text:p text:style-name="P72">&lt;LOCATION&gt;</text:p>
          </table:table-cell>
          <table:table-cell table:style-name="表12.B2" office:value-type="string">
            <text:p text:style-name="P41">ログファイルの場所を指定する。</text:p>
          </table:table-cell>
        </table:table-row>
      </table:table>
      <text:h text:style-name="P185" text:outline-level="5">オプション</text:h>
      <table:table table:name="表13" table:style-name="表13">
        <table:table-column table:style-name="表13.A"/>
        <table:table-column table:style-name="表13.B"/>
        <table:table-row>
          <table:table-cell table:style-name="表13.A1" office:value-type="string">
            <text:p text:style-name="P98">オプション</text:p>
          </table:table-cell>
          <table:table-cell table:style-name="表13.B1" office:value-type="string">
            <text:p text:style-name="P98">説明</text:p>
          </table:table-cell>
        </table:table-row>
        <table:table-row>
          <table:table-cell table:style-name="表13.A2" office:value-type="string">
            <text:p text:style-name="P86"><text:span text:style-name="T52">--agent-type</text:span><text:span text:style-name="T22"> NAME</text:span></text:p>
          </table:table-cell>
          <table:table-cell table:style-name="表13.B2" office:value-type="string">
            <text:p text:style-name="P50">指定の名前のエージェントにつ<text:span text:style-name="T86">いてイベントログ</text:span>を出力する<text:span text:style-name="T86">。</text:span><text:span text:style-name="T32">NAME</text:span><text:span text:style-name="T86">にはエージェント名を指定する。</text:span></text:p>
          </table:table-cell>
        </table:table-row>
        <table:table-row>
          <table:table-cell table:style-name="表13.A3" office:value-type="string">
            <text:p text:style-name="P87"><text:span text:style-name="T52">--format </text:span><text:span text:style-name="T22">NAME</text:span></text:p>
          </table:table-cell>
          <table:table-cell table:style-name="表13.B3" office:value-type="string">
            <text:p text:style-name="P56">指定の形式のログに変換する<text:span text:style-name="T88">。</text:span><text:span text:style-name="T33">NAME</text:span><text:span text:style-name="T88">には次のものが指定可能である。</text:span></text:p>
            <text:list xml:id="list3671570241726095014" text:style-name="L5">
              <text:list-item>
                <text:p text:style-name="P141">xesはXES形式によりログを出力する。</text:p>
              </text:list-item>
            </text:list>
            <text:p text:style-name="P57">このオプションを指定しなかった場合、<text:span text:style-name="T90">XES形式によりログが出力される。</text:span></text:p>
          </table:table-cell>
        </table:table-row>
        <table:table-row>
          <table:table-cell table:style-name="表13.A4" office:value-type="string">
            <text:p text:style-name="P88">--log-id <text:span text:style-name="T22">ID</text:span></text:p>
          </table:table-cell>
          <table:table-cell table:style-name="表13.B4" office:value-type="string">
            <text:p text:style-name="P55"><text:span text:style-name="T22">ID</text:span>を持つレコードを変換対象する。この<text:span text:style-name="T87">IDはpione log list-idサブコマンドにより取得可能である。</text:span></text:p>
          </table:table-cell>
        </table:table-row>
        <table:table-row>
          <table:table-cell table:style-name="表13.A5" office:value-type="string">
            <text:p text:style-name="P88">--trace-type <text:span text:style-name="T22">NAME</text:span></text:p>
          </table:table-cell>
          <table:table-cell table:style-name="表13.B5" office:value-type="string">
            <text:p text:style-name="P56">指定の種類のトレースを出力する<text:span text:style-name="T89">。NAMEには次のものが指定可能である。</text:span></text:p>
            <text:list xml:id="list3268536753233125020" text:style-name="L6">
              <text:list-item>
                <text:p text:style-name="P142">ruleはルールの処理過程を出力する。</text:p>
              </text:list-item>
              <text:list-item>
                <text:p text:style-name="P142">taskはタスクの処理過程を出力する。</text:p>
              </text:list-item>
              <text:list-item>
                <text:p text:style-name="P142">agentはエージェントの活動過程を出力する。</text:p>
              </text:list-item>
            </text:list>
          </table:table-cell>
        </table:table-row>
      </table:table>
      <text:h text:style-name="Heading_20_3" text:outline-level="3">pione log list-id</text:h>
      <text:p text:style-name="P13">pione log list-idは、<text:span text:style-name="T91">処理ログファイル（pione-process.log）に含まれるログ</text:span>IDの一覧を表示する。この<text:span text:style-name="T92">IDは処理単位でレコードに割り当てられるものであり、pione log formatコマンドの--log-idオプションでIDを指定する事である処理におけるログを抽出する事が出来る。</text:span></text:p>
      <text:h text:style-name="P186" text:outline-level="5">使用方法</text:h>
      <text:p text:style-name="P23">pione <text:span text:style-name="T85">log list-id</text:span> <text:span text:style-name="T25">[</text:span><text:span text:style-name="T27">OPTIONS</text:span><text:span text:style-name="T25">]</text:span><text:span text:style-name="T72"> </text:span><text:span text:style-name="T25">&lt;</text:span><text:span text:style-name="T28">LOCATION&gt;</text:span></text:p>
      <text:h text:style-name="P186" text:outline-level="5">引数</text:h>
      <table:table table:name="表14" table:style-name="表14">
        <table:table-column table:style-name="表14.A"/>
        <table:table-column table:style-name="表14.B"/>
        <table:table-row>
          <table:table-cell table:style-name="表14.A1" office:value-type="string">
            <text:p text:style-name="P99">引数</text:p>
          </table:table-cell>
          <table:table-cell table:style-name="表14.B1" office:value-type="string">
            <text:p text:style-name="P99">説明</text:p>
          </table:table-cell>
        </table:table-row>
        <table:table-row>
          <table:table-cell table:style-name="表14.A2" office:value-type="string">
            <text:p text:style-name="P73">&lt;LOCATION&gt;</text:p>
          </table:table-cell>
          <table:table-cell table:style-name="表14.B2" office:value-type="string">
            <text:p text:style-name="P42">ログファイルの場所を指定する。</text:p>
          </table:table-cell>
        </table:table-row>
      </table:table>
      <text:h text:style-name="Heading_20_2" text:outline-level="2"><text:soft-page-break/>pione packageサブコマンド</text:h>
      <text:h text:style-name="Heading_20_3" text:outline-level="3">pione package add</text:h>
      <text:p text:style-name="P14">pione package addは、パッケージをパッケージデータベースに登録する。</text:p>
      <text:h text:style-name="P187" text:outline-level="5">使用方法</text:h>
      <text:p text:style-name="P24">pione <text:span text:style-name="T93">pakcage add</text:span> <text:span text:style-name="T25">[</text:span><text:span text:style-name="T27">OPTIONS</text:span><text:span text:style-name="T25">]</text:span><text:span text:style-name="T72"> </text:span><text:span text:style-name="T25">&lt;</text:span><text:span text:style-name="T34">LOCATION</text:span><text:span text:style-name="T28">&gt;</text:span></text:p>
      <text:h text:style-name="P187" text:outline-level="5">引数</text:h>
      <table:table table:name="表15" table:style-name="表15">
        <table:table-column table:style-name="表15.A"/>
        <table:table-column table:style-name="表15.B"/>
        <table:table-row>
          <table:table-cell table:style-name="表15.A1" office:value-type="string">
            <text:p text:style-name="P100">引数</text:p>
          </table:table-cell>
          <table:table-cell table:style-name="表15.B1" office:value-type="string">
            <text:p text:style-name="P100">説明</text:p>
          </table:table-cell>
        </table:table-row>
        <table:table-row>
          <table:table-cell table:style-name="表15.A2" office:value-type="string">
            <text:p text:style-name="P74">&lt;LOCATION&gt;</text:p>
          </table:table-cell>
          <table:table-cell table:style-name="表15.B2" office:value-type="string">
            <text:p text:style-name="P43"><text:span text:style-name="T94">PIONEパッケージ</text:span>の場所を指定する。</text:p>
          </table:table-cell>
        </table:table-row>
      </table:table>
      <text:h text:style-name="P187" text:outline-level="5">オプション</text:h>
      <table:table table:name="表16" table:style-name="表16">
        <table:table-column table:style-name="表16.A"/>
        <table:table-column table:style-name="表16.B"/>
        <table:table-row>
          <table:table-cell table:style-name="表16.A1" office:value-type="string">
            <text:p text:style-name="P100">オプション</text:p>
          </table:table-cell>
          <table:table-cell table:style-name="表16.B1" office:value-type="string">
            <text:p text:style-name="P100">説明</text:p>
          </table:table-cell>
        </table:table-row>
        <table:table-row>
          <table:table-cell table:style-name="表16.A2" office:value-type="string">
            <text:p text:style-name="P89"><text:span text:style-name="T52">--tag </text:span><text:span text:style-name="T22">NAME</text:span></text:p>
          </table:table-cell>
          <table:table-cell table:style-name="表16.B2" office:value-type="string">
            <text:p text:style-name="P51">パッケージデータベースに登録するタグ名を指定する<text:span text:style-name="T97">。</text:span></text:p>
          </table:table-cell>
        </table:table-row>
      </table:table>
      <text:h text:style-name="Heading_20_3" text:outline-level="3">pione package build</text:h>
      <text:p text:style-name="P15">pione package buildは、PIONEパッケージを構築する。このコマンドは<text:span text:style-name="T98">PIONEパッケージディレクトリを指定する事で、その内容を可搬性のあるアーカイブファイルとしてPIONEパッケージに変換する。</text:span>作成されるパッケージは、拡張子「.ppg」を持つファイルである。</text:p>
      <text:h text:style-name="P188" text:outline-level="5">使用方法</text:h>
      <text:p text:style-name="P25">pione <text:span text:style-name="T93">pakcage build</text:span> <text:span text:style-name="T25">[</text:span><text:span text:style-name="T27">OPTIONS</text:span><text:span text:style-name="T25">]</text:span><text:span text:style-name="T72"> </text:span><text:span text:style-name="T25">&lt;</text:span><text:span text:style-name="T34">LOCATION</text:span><text:span text:style-name="T28">&gt;</text:span></text:p>
      <text:h text:style-name="P188" text:outline-level="5">引数</text:h>
      <table:table table:name="表17" table:style-name="表17">
        <table:table-column table:style-name="表17.A"/>
        <table:table-column table:style-name="表17.B"/>
        <table:table-row>
          <table:table-cell table:style-name="表17.A1" office:value-type="string">
            <text:p text:style-name="P101">引数</text:p>
          </table:table-cell>
          <table:table-cell table:style-name="表17.B1" office:value-type="string">
            <text:p text:style-name="P101">説明</text:p>
          </table:table-cell>
        </table:table-row>
        <table:table-row>
          <table:table-cell table:style-name="表17.A2" office:value-type="string">
            <text:p text:style-name="P75">&lt;LOCATION&gt;</text:p>
          </table:table-cell>
          <table:table-cell table:style-name="表17.B2" office:value-type="string">
            <text:p text:style-name="P44"><text:span text:style-name="T94">構築対象のPIONEパッケージディレクトリ</text:span>の場所を指定する。</text:p>
          </table:table-cell>
        </table:table-row>
      </table:table>
      <text:h text:style-name="P188" text:outline-level="5">オプション</text:h>
      <table:table table:name="表18" table:style-name="表18">
        <table:table-column table:style-name="表18.A"/>
        <table:table-column table:style-name="表18.B"/>
        <table:table-row>
          <table:table-cell table:style-name="表18.A1" office:value-type="string">
            <text:p text:style-name="P101">オプション</text:p>
          </table:table-cell>
          <table:table-cell table:style-name="表18.B1" office:value-type="string">
            <text:p text:style-name="P101">説明</text:p>
          </table:table-cell>
        </table:table-row>
        <table:table-row>
          <table:table-cell table:style-name="表18.A2" office:value-type="string">
            <text:p text:style-name="P90"><text:span text:style-name="T52">-o, --output </text:span><text:span text:style-name="T22">LOCATION</text:span></text:p>
          </table:table-cell>
          <table:table-cell table:style-name="表18.B2" office:value-type="string">
            <text:p text:style-name="P52">出力ファイルの場所を指定する<text:span text:style-name="T99">。</text:span></text:p>
          </table:table-cell>
        </table:table-row>
        <table:table-row>
          <table:table-cell table:style-name="表18.A3" office:value-type="string">
            <text:p text:style-name="P91">--tag <text:span text:style-name="T22">NAME</text:span></text:p>
          </table:table-cell>
          <table:table-cell table:style-name="表18.B3" office:value-type="string">
            <text:p text:style-name="P59">パッケージに任意のタグ名を付与する。</text:p>
          </table:table-cell>
        </table:table-row>
      </table:table>
      <text:h text:style-name="Heading_20_3" text:outline-level="3">pione package show</text:h>
      <text:p text:style-name="P16"><text:span text:style-name="T100">pione package showは、指定のppgパッケージが持つ</text:span>パッケージ情報を出力する<text:span text:style-name="T100">。現時点では、パッケージ情報としてパラメータ一覧を表示する。</text:span></text:p>
      <text:h text:style-name="P189" text:outline-level="5">使用方法</text:h>
      <text:p text:style-name="P26">pione <text:span text:style-name="T93">pakcage show</text:span> <text:span text:style-name="T25">[</text:span><text:span text:style-name="T27">OPTIONS</text:span><text:span text:style-name="T25">]</text:span><text:span text:style-name="T72"> </text:span><text:span text:style-name="T25">&lt;</text:span><text:span text:style-name="T34">LOCATION</text:span><text:span text:style-name="T28">&gt;</text:span></text:p>
      <text:h text:style-name="P189" text:outline-level="5"><text:soft-page-break/>引数</text:h>
      <table:table table:name="表19" table:style-name="表19">
        <table:table-column table:style-name="表19.A"/>
        <table:table-column table:style-name="表19.B"/>
        <table:table-row>
          <table:table-cell table:style-name="表19.A1" office:value-type="string">
            <text:p text:style-name="P102">引数</text:p>
          </table:table-cell>
          <table:table-cell table:style-name="表19.B1" office:value-type="string">
            <text:p text:style-name="P102">説明</text:p>
          </table:table-cell>
        </table:table-row>
        <table:table-row>
          <table:table-cell table:style-name="表19.A2" office:value-type="string">
            <text:p text:style-name="P76">&lt;LOCATION&gt;</text:p>
          </table:table-cell>
          <table:table-cell table:style-name="表19.B2" office:value-type="string">
            <text:p text:style-name="P45"><text:span text:style-name="T94">構築対象のPIONEパッケージディレクトリ</text:span>の場所を指定する。</text:p>
          </table:table-cell>
        </table:table-row>
      </table:table>
      <text:h text:style-name="P189" text:outline-level="5">オプション</text:h>
      <table:table table:name="表20" table:style-name="表20">
        <table:table-column table:style-name="表20.A"/>
        <table:table-column table:style-name="表20.B"/>
        <table:table-row>
          <table:table-cell table:style-name="表20.A1" office:value-type="string">
            <text:p text:style-name="P102">オプション</text:p>
          </table:table-cell>
          <table:table-cell table:style-name="表20.B1" office:value-type="string">
            <text:p text:style-name="P102">説明</text:p>
          </table:table-cell>
        </table:table-row>
        <table:table-row>
          <table:table-cell table:style-name="表20.A2" office:value-type="string">
            <text:p text:style-name="P163">-a, --advanced</text:p>
          </table:table-cell>
          <table:table-cell table:style-name="表20.B2" office:value-type="string">
            <text:p text:style-name="P143">上級パラメータを含めて表示する。このオプションを指定しない場合には、基本パラメータのみが表示される。</text:p>
          </table:table-cell>
        </table:table-row>
      </table:table>
      <text:h text:style-name="Heading_20_3" text:outline-level="3">pione package remove</text:h>
      <text:p text:style-name="P117">pione package removeはパッケージデータベースから指定のパッケージを削除する。</text:p>
      <text:h text:style-name="P190" text:outline-level="5">使用方法</text:h>
      <text:p text:style-name="P133">pione <text:span text:style-name="T93">pakcage remove</text:span> <text:span text:style-name="T25">[</text:span><text:span text:style-name="T27">OPTIONS</text:span><text:span text:style-name="T25">]</text:span><text:span text:style-name="T72"> </text:span><text:span text:style-name="T25">&lt;</text:span><text:span text:style-name="T34">LOCATION</text:span><text:span text:style-name="T28">&gt;</text:span></text:p>
      <text:h text:style-name="P190" text:outline-level="5">引数</text:h>
      <table:table table:name="表21" table:style-name="表21">
        <table:table-column table:style-name="表21.A"/>
        <table:table-column table:style-name="表21.B"/>
        <table:table-row>
          <table:table-cell table:style-name="表21.A1" office:value-type="string">
            <text:p text:style-name="P180">引数</text:p>
          </table:table-cell>
          <table:table-cell table:style-name="表21.B1" office:value-type="string">
            <text:p text:style-name="P180">説明</text:p>
          </table:table-cell>
        </table:table-row>
        <table:table-row>
          <table:table-cell table:style-name="表21.A2" office:value-type="string">
            <text:p text:style-name="P165">&lt;LOCATION&gt;</text:p>
          </table:table-cell>
          <table:table-cell table:style-name="表21.B2" office:value-type="string">
            <text:p text:style-name="P145"><text:span text:style-name="T94">構築対象のPIONEパッケージディレクトリ</text:span>の場所を指定する。</text:p>
          </table:table-cell>
        </table:table-row>
      </table:table>
      <text:h text:style-name="P190" text:outline-level="5">オプション</text:h>
      <table:table table:name="表22" table:style-name="表22">
        <table:table-column table:style-name="表22.A"/>
        <table:table-column table:style-name="表22.B"/>
        <table:table-row>
          <table:table-cell table:style-name="表22.A1" office:value-type="string">
            <text:p text:style-name="P180">オプション</text:p>
          </table:table-cell>
          <table:table-cell table:style-name="表22.B1" office:value-type="string">
            <text:p text:style-name="P180">説明</text:p>
          </table:table-cell>
        </table:table-row>
        <table:table-row>
          <table:table-cell table:style-name="表22.A2" office:value-type="string">
            <text:p text:style-name="P164">--editor <text:span text:style-name="T22">NAME</text:span></text:p>
          </table:table-cell>
          <table:table-cell table:style-name="表22.B2" office:value-type="string">
            <text:p text:style-name="P147">削除対象となるエディタ名を指定する。</text:p>
          </table:table-cell>
        </table:table-row>
        <table:table-row>
          <table:table-cell table:style-name="表22.A3" office:value-type="string">
            <text:p text:style-name="P164">--tag <text:span text:style-name="T22">NAME</text:span></text:p>
          </table:table-cell>
          <table:table-cell table:style-name="表22.B3" office:value-type="string">
            <text:p text:style-name="P144">削除対象となるタグ名を指定する<text:span text:style-name="T101">。</text:span></text:p>
          </table:table-cell>
        </table:table-row>
      </table:table>
      <text:h text:style-name="P122" text:outline-level="1"><text:span text:style-name="T2">pione-client</text:span></text:h>
      <text:p text:style-name="P3">PIONE定義書の処理依頼を行う。このコマンドはブローカに向け処理を依頼するだけでなく、タプル空間やタスクワーカの提供も行う。従ってクライアントプロセスのみによる定義書の単体処理を実施可能である。定義書の指定が必須であり、指定されない場合、エラーとなる。</text:p>
      <text:h text:style-name="P125" text:outline-level="2">使用方法</text:h>
      <text:p text:style-name="記述例"><text:span text:style-name="T6">pione-client </text:span><text:span text:style-name="T51">[options]</text:span><text:span text:style-name="T6"> </text:span><text:span text:style-name="T21">&lt;LOCATION&gt;</text:span></text:p>
      <text:h text:style-name="P191" text:outline-level="5">引数</text:h>
      <table:table table:name="表23" table:style-name="表23">
        <table:table-column table:style-name="表23.A"/>
        <table:table-column table:style-name="表23.B"/>
        <table:table-row>
          <table:table-cell table:style-name="表23.A1" office:value-type="string">
            <text:p text:style-name="P181">引数</text:p>
          </table:table-cell>
          <table:table-cell table:style-name="表23.B1" office:value-type="string">
            <text:p text:style-name="P181">説明</text:p>
          </table:table-cell>
        </table:table-row>
        <table:table-row>
          <table:table-cell table:style-name="表23.A2" office:value-type="string">
            <text:p text:style-name="P166">&lt;LOCATION&gt;</text:p>
          </table:table-cell>
          <table:table-cell table:style-name="表23.B2" office:value-type="string">
            <text:p text:style-name="P146"><text:span text:style-name="T94">構築対象のPIONEパッケージディレクトリ</text:span>の場所を指定する。</text:p>
          </table:table-cell>
        </table:table-row>
      </table:table>
      <text:h text:style-name="Heading_20_2" text:outline-level="2"><text:soft-page-break/><text:span text:style-name="T47">オプション</text:span></text:h>
      <table:table table:name="表1" table:style-name="表1">
        <table:table-column table:style-name="表1.A"/>
        <table:table-column table:style-name="表1.B"/>
        <table:table-header-rows>
          <table:table-row>
            <table:table-cell table:style-name="表1.A1" office:value-type="string">
              <text:p text:style-name="Table_20_Heading">オプション</text:p>
            </table:table-cell>
            <table:table-cell table:style-name="表1.B1" office:value-type="string">
              <text:p text:style-name="Table_20_Heading">説明</text:p>
            </table:table-cell>
          </table:table-row>
        </table:table-header-rows>
        <table:table-row>
          <table:table-cell table:style-name="表1.A12" office:value-type="string">
            <text:p text:style-name="P63">-<text:span text:style-name="T104">b</text:span>, --<text:span text:style-name="T104">base </text:span><text:span text:style-name="T38">LOCATION</text:span></text:p>
          </table:table-cell>
          <table:table-cell table:style-name="表1.B12" office:value-type="string">
            <text:p text:style-name="P29"><text:span text:style-name="T50">PIONEによる</text:span>処理のベースディレクトリを<text:span text:style-name="T39">LOCATION</text:span><text:span text:style-name="T48">が指すディレクトリに設定する。ここには処理結果だけでなく入力データのコピーや中間処理結果等も配置される。</text:span><text:span text:style-name="T37">LOCATION</text:span><text:span text:style-name="T48">がディレクトリを指さない場合、エラーとなる。オプション指定がない場合には、</text:span><text:span text:style-name="T37">LOCATION</text:span><text:span text:style-name="T48">として./process/が設定される。内蔵FTPサーバによりローカルディレクトリをベースディレクトリとして公開する場合には、myftp:./processのように指定する。</text:span></text:p>
          </table:table-cell>
        </table:table-row>
        <table:table-row>
          <table:table-cell table:style-name="表1.A12" office:value-type="string">
            <text:p text:style-name="P167">--communication-address <text:span text:style-name="T40">ADDRESS</text:span></text:p>
          </table:table-cell>
          <table:table-cell table:style-name="表1.B12" office:value-type="string">
            <text:p text:style-name="P149">プロセス間通信に用いるネットワークアドレスを指定する<text:span text:style-name="T105">。</text:span><text:span text:style-name="T41">ADRESS</text:span><text:span text:style-name="T105">には192.168.0.1:45678のようにIPアドレスとポート番号を指定する。</text:span></text:p>
          </table:table-cell>
        </table:table-row>
        <table:table-row>
          <table:table-cell table:style-name="表1.A12" office:value-type="string">
            <text:p text:style-name="P168">--dry-run</text:p>
          </table:table-cell>
          <table:table-cell table:style-name="表1.B12" office:value-type="string">
            <text:p text:style-name="P28">ドライランモードを有効にして起動する。このモードにより起動した場合、実際にはシェルスクリプトが実行されず、空の出力ファイルが得られる。定義書のフローを確認したい場合に使用する。</text:p>
          </table:table-cell>
        </table:table-row>
        <table:table-row>
          <table:table-cell table:style-name="表1.A12" office:value-type="string">
            <text:p text:style-name="P169">--features <text:span text:style-name="T22">FEATURES</text:span></text:p>
          </table:table-cell>
          <table:table-cell table:style-name="表1.B12" office:value-type="string">
            <text:p text:style-name="P161">特性を設定する<text:span text:style-name="T106">。</text:span></text:p>
          </table:table-cell>
        </table:table-row>
        <table:table-row>
          <table:table-cell table:style-name="表1.A12" office:value-type="string">
            <text:p text:style-name="P170">--file-cache-method <text:span text:style-name="T22">NAME</text:span></text:p>
          </table:table-cell>
          <table:table-cell table:style-name="表1.B12" office:value-type="string">
            <text:p text:style-name="P32">ファイルキャッシュ方式を指定する<text:span text:style-name="T107">。方式名としては下記が指定できる。</text:span></text:p>
            <text:list xml:id="list8997000005946298372" text:style-name="L7">
              <text:list-item>
                <text:p text:style-name="P151">simpleは一時ファイルによる単純なデータキャッシュを行なう。</text:p>
              </text:list-item>
              <text:list-item>
                <text:p text:style-name="P151">no_cacheはキャッシュを無効化する。</text:p>
              </text:list-item>
            </text:list>
            <text:p text:style-name="P152">このオプションを指定しな<text:span text:style-name="T108">い場合には、方式simpleによるキャッシュが適用される。</text:span></text:p>
          </table:table-cell>
        </table:table-row>
        <table:table-row table:style-name="表1.7">
          <table:table-cell table:style-name="表1.A12" office:value-type="string">
            <text:p text:style-name="P171">--file-sliding <text:span text:style-name="T22">[BOOLEAN]</text:span></text:p>
          </table:table-cell>
          <table:table-cell table:style-name="表1.B12" office:value-type="string">
            <text:p text:style-name="P153">ファイルスライド処理の有効性を指定する<text:span text:style-name="T109">。</text:span><text:span text:style-name="T42">BOOLEAN</text:span><text:span text:style-name="T109">にtrueを指定した場合、スライド処理は有効である。falseを指定した場合、スライド処理は無効である。この</text:span></text:p>
          </table:table-cell>
        </table:table-row>
        <table:table-row>
          <table:table-cell table:style-name="表1.A12" office:value-type="string">
            <text:p text:style-name="P63">-i, --input <text:span text:style-name="T43">LOCATION</text:span></text:p>
          </table:table-cell>
          <table:table-cell table:style-name="表1.B12" office:value-type="string">
            <text:p text:style-name="P32">エントリルールへの入力データが存在するディレクトリを<text:span text:style-name="T44">LOCATION</text:span><text:span text:style-name="T111">により指定する。</text:span><text:span text:style-name="T44">LOCATION</text:span><text:span text:style-name="T111">がディレクトリを指さない場合、エラーとなる。オプション指定がない場合には、入力データが存在しないと見做される。</text:span></text:p>
          </table:table-cell>
        </table:table-row>
        <table:table-row>
          <table:table-cell table:style-name="表1.A12" office:value-type="string">
            <text:p text:style-name="P64">--notifi<text:span text:style-name="T57">cation</text:span>-<text:span text:style-name="T112">receiver ADDRESS</text:span></text:p>
          </table:table-cell>
          <table:table-cell table:style-name="表1.B12" office:value-type="string">
            <text:p text:style-name="P28">通知を受けるアドレス及びポート番号を指定する。ポート番号は省略が可能であり、その場合にはデフォルトのポート番号が使用される。</text:p>
          </table:table-cell>
        </table:table-row>
        <table:table-row>
          <table:table-cell table:style-name="表1.A12" office:value-type="string">
            <text:p text:style-name="P173">--<text:span text:style-name="T113">notification-target ADDRESS</text:span></text:p>
          </table:table-cell>
          <table:table-cell table:style-name="表1.B12" office:value-type="string">
            <text:p text:style-name="P155">通知として送信するブロードキャストアドレス及びポート番号を指定する。ポート番号は省略が可能であり、その場合にはデフォルトのポート番号が使用される。特定のネットワークインターフェースに向けてブロードキャストしたい場合、もしくは一時的に通知ポートを変更したい場合に使用する。</text:p>
          </table:table-cell>
        </table:table-row>
        <table:table-row>
          <table:table-cell table:style-name="表1.A12" office:value-type="string">
            <text:p text:style-name="P175">--params "{Var:1, ...}"</text:p>
          </table:table-cell>
          <table:table-cell table:style-name="表1.B12" office:value-type="string">
            <text:p text:style-name="P27">メインルールに渡すパラメータを指定する。パラメータの内容は<text:span text:style-name="T49">PIONE</text:span>定義書記法におけるパラメータ型の値として記述する事により指定する。</text:p>
          </table:table-cell>
        </table:table-row>
        <table:table-row>
          <table:table-cell table:style-name="表1.A12" office:value-type="string">
            <text:p text:style-name="P176">--rehearse <text:span text:style-name="T22">[SCENARIO]</text:span></text:p>
          </table:table-cell>
          <table:table-cell table:style-name="表1.B12" office:value-type="string">
            <text:p text:style-name="P156">パッケージに同梱されているシナリオを実行する。複数のシナリオが含まれている場合には、<text:span text:style-name="T22">SCENARIO</text:span>によりシナリオ名を指定する。省略時にはデフォルトシナリオが実行される<text:span text:style-name="T114">。</text:span></text:p>
          </table:table-cell>
        </table:table-row>
        <table:table-row>
          <table:table-cell table:style-name="表1.A16" office:value-type="string">
            <text:p text:style-name="P177">--request-task-worker <text:span text:style-name="T22">N</text:span></text:p>
          </table:table-cell>
          <table:table-cell table:style-name="表1.B16" office:value-type="string">
            <text:p text:style-name="P158">タスクワーカーの要求数を指定する<text:span text:style-name="T115">。要求数はブローカによるタスクワーカの割当の判断材料となる。</text:span></text:p>
          </table:table-cell>
        </table:table-row>
        <table:table-row>
          <table:table-cell table:style-name="表1.A16" office:value-type="string">
            <text:p text:style-name="P65">--stand-alone</text:p>
          </table:table-cell>
          <table:table-cell table:style-name="表1.B16" office:value-type="string">
            <text:p text:style-name="P33">スタンドアローンモードを有効にして起動する。ブローカの関与なしに処理を行いたい場合に使用する。このモードが有効である場合には、タプル空間プロバイダは使用しない。従ってネットワーク上にブローカが存在していても、ブローカからタスクワーカが供給されない。</text:p>
          </table:table-cell>
        </table:table-row>
        <table:table-row>
          <table:table-cell table:style-name="表1.A16" office:value-type="string">
            <text:p text:style-name="P64">--stream <text:span text:style-name="T45">[BOOLEAN]</text:span></text:p>
          </table:table-cell>
          <table:table-cell table:style-name="表1.B16" office:value-type="string">
            <text:p text:style-name="P28">ストリームモードを有効にして起動する。入力ディレクトリの監視を行い、追加入力があった場合にメインルールの再実行処理を行う。</text:p>
          </table:table-cell>
        </table:table-row>
        <table:table-row>
          <table:table-cell table:style-name="表1.A16" office:value-type="string">
            <text:p text:style-name="P173">-t, --task-worker-<text:span text:style-name="T103">size </text:span><text:span text:style-name="T22">N</text:span></text:p>
          </table:table-cell>
          <table:table-cell table:style-name="表1.B16" office:value-type="string">
            <text:p text:style-name="P27">タスクワーカの最大プロセス起動数を指定する。クライアント起動時には、この最大数のワーカが同時に起動される。指定しない場合、デフォルトの起動数が設定される。</text:p>
          </table:table-cell>
        </table:table-row>
        <text:soft-page-break/>
        <table:table-row>
          <table:table-cell table:style-name="表1.A17" office:value-type="string">
            <text:p text:style-name="P65">--<text:span text:style-name="T117">timeout </text:span><text:span text:style-name="T46">SEC</text:span></text:p>
          </table:table-cell>
          <table:table-cell table:style-name="表1.B17" office:value-type="string">
            <text:p text:style-name="P159"><text:span text:style-name="T22">SEC</text:span>秒後に処理をタイムアウトする。無指定時もしくは0の場合にはタイムアウトしない。</text:p>
          </table:table-cell>
        </table:table-row>
      </table:table>
      <text:h text:style-name="P131" text:outline-level="2">使用例</text:h>
      <text:p text:style-name="P134">pione-client example/CountChar/CountChar.pione -i example/CountChar/text -t 4</text:p>
      <text:p text:style-name="P118"><text:span text:style-name="T3">タスクワーカを</text:span><text:span text:style-name="T60">４</text:span><text:span text:style-name="T4">つ起動し、定義書「</text:span><text:span text:style-name="T5">example/CountChar/CountChar.pione</text:span><text:span text:style-name="T4">」の処理を行う。</text:span></text:p>
      <text:h text:style-name="P121" text:outline-level="1">pione-<text:span text:style-name="T102">task-worker-</text:span>broker</text:h>
      <text:p text:style-name="P2">クライアント側からの処理要求を受け付ける為にブローカの起動を行う。ブローカの多重起動は基本的に不可であるが、存在通知の受信ポート番号が重複しないよう設定すれば可能である。</text:p>
      <text:h text:style-name="P126" text:outline-level="2">使用方法</text:h>
      <text:p text:style-name="P17">pione-broker [options]</text:p>
      <text:h text:style-name="P128" text:outline-level="2">オプション</text:h>
      <table:table table:name="表2" table:style-name="表2">
        <table:table-column table:style-name="表2.A"/>
        <table:table-column table:style-name="表2.B"/>
        <table:table-row>
          <table:table-cell table:style-name="表2.A1" office:value-type="string">
            <text:p text:style-name="Table_20_Heading">オプション</text:p>
          </table:table-cell>
          <table:table-cell table:style-name="表2.B1" office:value-type="string">
            <text:p text:style-name="Table_20_Heading">説明</text:p>
          </table:table-cell>
        </table:table-row>
        <table:table-row>
          <table:table-cell table:style-name="表2.A2" office:value-type="string">
            <text:p text:style-name="P167">--communication-address <text:span text:style-name="T40">ADDRESS</text:span></text:p>
          </table:table-cell>
          <table:table-cell table:style-name="表2.B2" office:value-type="string">
            <text:p text:style-name="P149">プロセス間通信に用いるネットワークアドレスを指定する<text:span text:style-name="T105">。</text:span><text:span text:style-name="T41">ADRESS</text:span><text:span text:style-name="T105">には192.168.0.1:45678のようにIPアドレスとポート番号を指定する。</text:span></text:p>
          </table:table-cell>
        </table:table-row>
        <table:table-row>
          <table:table-cell table:style-name="表2.A2" office:value-type="string">
            <text:p text:style-name="P169">--features <text:span text:style-name="T22">FEATURES</text:span></text:p>
          </table:table-cell>
          <table:table-cell table:style-name="表2.B2" office:value-type="string">
            <text:p text:style-name="P161">特性を設定する<text:span text:style-name="T106">。</text:span></text:p>
          </table:table-cell>
        </table:table-row>
        <table:table-row>
          <table:table-cell table:style-name="表2.A2" office:value-type="string">
            <text:p text:style-name="P170">--file-cache-method <text:span text:style-name="T22">NAME</text:span></text:p>
          </table:table-cell>
          <table:table-cell table:style-name="表2.B2" office:value-type="string">
            <text:p text:style-name="P32">ファイルキャッシュ方式を指定する<text:span text:style-name="T107">。方式名としては下記が指定できる。</text:span></text:p>
            <text:list xml:id="list193907627519417" text:continue-numbering="true" text:style-name="L7">
              <text:list-item>
                <text:p text:style-name="P151">simpleは一時ファイルによる単純なデータキャッシュを行なう。</text:p>
              </text:list-item>
              <text:list-item>
                <text:p text:style-name="P151">no_cacheはキャッシュを無効化する。</text:p>
              </text:list-item>
            </text:list>
            <text:p text:style-name="P152">このオプションを指定しな<text:span text:style-name="T108">い場合には、方式simpleによるキャッシュが適用される。</text:span></text:p>
          </table:table-cell>
        </table:table-row>
        <table:table-row>
          <table:table-cell table:style-name="表2.A2" office:value-type="string">
            <text:p text:style-name="P171">--file-sliding <text:span text:style-name="T22">[BOOLEAN]</text:span></text:p>
          </table:table-cell>
          <table:table-cell table:style-name="表2.B2" office:value-type="string">
            <text:p text:style-name="P153">ファイルスライド処理の有効性を指定する<text:span text:style-name="T109">。</text:span><text:span text:style-name="T42">BOOLEAN</text:span><text:span text:style-name="T109">にtrueを指定した場合、スライド処理は有効である。falseを指定した場合、スライド処理は無効である。この</text:span></text:p>
          </table:table-cell>
        </table:table-row>
        <table:table-row>
          <table:table-cell table:style-name="表2.A2" office:value-type="string">
            <text:p text:style-name="Table_20_Contents">-t, --task-worker-<text:span text:style-name="T118">size</text:span> N</text:p>
          </table:table-cell>
          <table:table-cell table:style-name="表2.B2" office:value-type="string">
            <text:p text:style-name="P30">ブローカにより起動されるタスクワーカの最大プロセス起動数を指定する。この起動数を指定しない場合、デフォルトの最大起動数が設定される。</text:p>
          </table:table-cell>
        </table:table-row>
      </table:table>
      <text:h text:style-name="P132" text:outline-level="2">使用例</text:h>
      <text:p text:style-name="P104">タスクワーカの最大プロセス数を４に設定し、ブローカを起動する。</text:p>
      <text:p text:style-name="P19">pione-<text:span text:style-name="T119">task-worker-</text:span>broker -t 4</text:p>
      <text:h text:style-name="P120" text:outline-level="1">pione-val</text:h>
      <text:p text:style-name="P5"><text:span text:style-name="T8">PIONE定義書記法により記述された式の評価結果を確認する。</text:span><text:span text:style-name="T9">結果は標準出力に出力される</text:span><text:span text:style-name="T19">。このコマンドはシェルスクリプトから</text:span><text:span text:style-name="T20">PIONE式の値取得を行なうのに使用する。</text:span></text:p>
      <text:h text:style-name="P127" text:outline-level="2"><text:soft-page-break/>使用方法</text:h>
      <text:p text:style-name="P18">pione-val [options] <text:span text:style-name="T110">&lt;EXPR&gt;</text:span></text:p>
      <text:h text:style-name="P129" text:outline-level="2">オプション</text:h>
      <table:table table:name="表9" table:style-name="表9">
        <table:table-column table:style-name="表9.A"/>
        <table:table-column table:style-name="表9.B"/>
        <table:table-header-rows>
          <table:table-row>
            <table:table-cell table:style-name="表9.A1" office:value-type="string">
              <text:p text:style-name="P92">オプション</text:p>
            </table:table-cell>
            <table:table-cell table:style-name="表9.B1" office:value-type="string">
              <text:p text:style-name="P92">説明</text:p>
            </table:table-cell>
          </table:table-row>
        </table:table-header-rows>
        <table:table-row>
          <table:table-cell table:style-name="表9.A2" office:value-type="string">
            <text:p text:style-name="P172">--domain-dump <text:span text:style-name="T22">LOCATION</text:span></text:p>
          </table:table-cell>
          <table:table-cell table:style-name="表9.B2" office:value-type="string">
            <text:p text:style-name="P154">指定の式を評価する。このオプションが指定された場合、対話的な実行ではなく、指定の式の評価後にコマンドは終了する。</text:p>
          </table:table-cell>
        </table:table-row>
      </table:table>
      <text:h text:style-name="P130" text:outline-level="2"/>
      <text:p text:style-name="P103">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language-asian="ja" style:country-asian="JP"/>
    </style:style>
    <style:style style:name="MT1" style:family="text">
      <style:text-properties officeooo:rsid="075cba5a"/>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text:span>コマンド仕様書<text:tab/><text:tab/></text:p>
        <text:p text:style-name="MP1"><text:tab/><text:tab/>㈱なうデータ研究所</text:p>
      </style:header>
      <style:footer>
        <text:p text:style-name="Footer"><text:tab/>－<text:page-number text:select-page="current">9</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1DT3H4M5S</meta:editing-duration>
    <meta:editing-cycles>6128</meta:editing-cycles>
    <meta:generator>LibreOffice/4.2.7.2$Linux_X86_64 LibreOffice_project/420m0$Build-2</meta:generator>
    <dc:date>2014-12-03T19:39:07.304819714</dc:date>
    <meta:print-date>2012-11-13T15:59:54.50</meta:print-date>
    <dc:creator>keita</dc:creator>
    <meta:document-statistic meta:table-count="23" meta:image-count="0" meta:object-count="0" meta:page-count="9" meta:paragraph-count="296" meta:word-count="5064" meta:character-count="7567" meta:non-whitespace-character-count="7363"/>
    <meta:user-defined meta:name="Info 1"/>
    <meta:user-defined meta:name="Info 2"/>
    <meta:user-defined meta:name="Info 3"/>
    <meta:user-defined meta:name="Info 4"/>
  </office:meta>
</office:document-meta>
</file>